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68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8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38cm"/>
    </style:style>
    <style:style style:name="co6" style:family="table-column">
      <style:table-column-properties fo:break-before="auto" style:column-width="3.614cm"/>
    </style:style>
    <style:style style:name="co7" style:family="table-column">
      <style:table-column-properties fo:break-before="auto" style:column-width="2.903cm"/>
    </style:style>
    <style:style style:name="co8" style:family="table-column">
      <style:table-column-properties fo:break-before="auto" style:column-width="2.208cm"/>
    </style:style>
    <style:style style:name="co9" style:family="table-column">
      <style:table-column-properties fo:break-before="auto" style:column-width="3.358cm"/>
    </style:style>
    <style:style style:name="co10" style:family="table-column">
      <style:table-column-properties fo:break-before="auto" style:column-width="2.51cm"/>
    </style:style>
    <style:style style:name="co11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.926cm" svg:height="10.536cm" svg:x="0cm" svg:y="0cm">
            <draw:object draw:notify-on-update-of-ranges="Лист1.Z41:Лист1.Z41 Лист1.B31:Лист1.C31 Лист1.A32:Лист1.A32 Лист1.B32:Лист1.C32 Лист1.A33:Лист1.A33 Лист1.B33:Лист1.C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907cm" svg:height="10.536cm" svg:x="17.486cm" svg:y="0.151cm">
            <draw:object draw:notify-on-update-of-ranges="Лист1.D31:Лист1.G31 Лист1.A32:Лист1.A32 Лист1.D32:Лист1.G32 Лист1.A33:Лист1.A33 Лист1.D33:Лист1.G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907cm" svg:height="10.536cm" svg:x="34.518cm" svg:y="0.301cm">
            <draw:object draw:notify-on-update-of-ranges="Лист1.H31:Лист1.O31 Лист1.A32:Лист1.A32 Лист1.H32:Лист1.O32 Лист1.A33:Лист1.A33 Лист1.H33:Лист1.O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828cm" svg:height="10.42cm" svg:x="51.405cm" svg:y="0.035cm">
            <draw:object draw:notify-on-update-of-ranges="Лист1.P31:Лист1.AE31 Лист1.A32:Лист1.A32 Лист1.P32:Лист1.AE32 Лист1.A33:Лист1.A33 Лист1.P33:Лист1.AE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926cm" svg:height="10.536cm" svg:x="0cm" svg:y="17.727cm">
            <draw:object draw:notify-on-update-of-ranges="Лист1.E36:Лист1.G36 Лист1.A32:Лист1.A32 Лист1.E37:Лист1.G37 Лист1.A33:Лист1.A33 Лист1.E38:Лист1.G3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6.926cm" svg:height="10.536cm" svg:x="16.943cm" svg:y="17.975cm">
            <draw:object draw:notify-on-update-of-ranges="Лист1.I36:Лист1.L36 Лист1.A32:Лист1.A32 Лист1.I37:Лист1.L37 Лист1.A33:Лист1.A33 Лист1.I38:Лист1.L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16.926cm" svg:height="10.536cm" svg:x="33.943cm" svg:y="17.745cm">
            <draw:object draw:notify-on-update-of-ranges="Лист1.N36:Лист1.R36 Лист1.A32:Лист1.A32 Лист1.N37:Лист1.R37 Лист1.A33:Лист1.A33 Лист1.N38:Лист1.R3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20.566cm" svg:height="11.83cm" svg:x="13.572cm" svg:y="29.086cm">
            <draw:object draw:notify-on-update-of-ranges="Лист1.G303:Лист1.G303 Лист1.A66:Лист1.A321 Лист1.B65:Лист1.B65 Лист1.B66:Лист1.B321 Лист1.C65:Лист1.C65 Лист1.C66:Лист1.C3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8" draw:style-name="gr1" draw:text-style-name="P1" svg:width="15.988cm" svg:height="9.006cm" svg:x="22.146cm" svg:y="44.002cm">
            <draw:object draw:notify-on-update-of-ranges="Лист1.E94:Лист1.E94 Лист1.E95:Лист1.E126 Лист1.F94:Лист1.F94 Лист1.F95:Лист1.F12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19" table:default-cell-style-name="Default"/>
        <table:table-row table:style-name="ro1" table:number-rows-repeated="23">
          <table:table-cell table:number-columns-repeated="31"/>
        </table:table-row>
        <table:table-row table:style-name="ro1">
          <table:table-cell table:number-columns-repeated="31"/>
        </table:table-row>
        <table:table-row table:style-name="ro1" table:number-rows-repeated="5">
          <table:table-cell table:number-columns-repeated="31"/>
        </table:table-row>
        <table:table-row table:style-name="ro1">
          <table:table-cell office:value-type="string" calcext:value-type="string">
            <text:p>Для текстового файла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P(0)</text:p>
          </table:table-cell>
          <table:table-cell office:value-type="string" calcext:value-type="string">
            <text:p>P(1)</text:p>
          </table:table-cell>
          <table:table-cell office:value-type="string" calcext:value-type="string">
            <text:p>P(00)</text:p>
          </table:table-cell>
          <table:table-cell office:value-type="string" calcext:value-type="string">
            <text:p>P(01)</text:p>
          </table:table-cell>
          <table:table-cell office:value-type="string" calcext:value-type="string">
            <text:p>P(10)</text:p>
          </table:table-cell>
          <table:table-cell office:value-type="string" calcext:value-type="string">
            <text:p>P(11)</text:p>
          </table:table-cell>
          <table:table-cell office:value-type="string" calcext:value-type="string">
            <text:p>P(000)</text:p>
          </table:table-cell>
          <table:table-cell office:value-type="string" calcext:value-type="string">
            <text:p>P(001)</text:p>
          </table:table-cell>
          <table:table-cell office:value-type="string" calcext:value-type="string">
            <text:p>P(010)</text:p>
          </table:table-cell>
          <table:table-cell office:value-type="string" calcext:value-type="string">
            <text:p>P(011)</text:p>
          </table:table-cell>
          <table:table-cell office:value-type="string" calcext:value-type="string">
            <text:p>P(100)</text:p>
          </table:table-cell>
          <table:table-cell office:value-type="string" calcext:value-type="string">
            <text:p>P(101)</text:p>
          </table:table-cell>
          <table:table-cell office:value-type="string" calcext:value-type="string">
            <text:p>P(110)</text:p>
          </table:table-cell>
          <table:table-cell office:value-type="string" calcext:value-type="string">
            <text:p>P1(111)</text:p>
          </table:table-cell>
          <table:table-cell office:value-type="string" calcext:value-type="string">
            <text:p>P(0000)</text:p>
          </table:table-cell>
          <table:table-cell office:value-type="string" calcext:value-type="string">
            <text:p>P(0001)</text:p>
          </table:table-cell>
          <table:table-cell office:value-type="string" calcext:value-type="string">
            <text:p>P(0010)</text:p>
          </table:table-cell>
          <table:table-cell office:value-type="string" calcext:value-type="string">
            <text:p>P(0011)</text:p>
          </table:table-cell>
          <table:table-cell office:value-type="string" calcext:value-type="string">
            <text:p>P(0100)</text:p>
          </table:table-cell>
          <table:table-cell office:value-type="string" calcext:value-type="string">
            <text:p>P(0101)</text:p>
          </table:table-cell>
          <table:table-cell office:value-type="string" calcext:value-type="string">
            <text:p>P(0110)</text:p>
          </table:table-cell>
          <table:table-cell office:value-type="string" calcext:value-type="string">
            <text:p>P(0111)</text:p>
          </table:table-cell>
          <table:table-cell office:value-type="string" calcext:value-type="string">
            <text:p>P(1000)</text:p>
          </table:table-cell>
          <table:table-cell office:value-type="string" calcext:value-type="string">
            <text:p>P(1001)</text:p>
          </table:table-cell>
          <table:table-cell office:value-type="string" calcext:value-type="string">
            <text:p>P(1010)</text:p>
          </table:table-cell>
          <table:table-cell office:value-type="string" calcext:value-type="string">
            <text:p>P(1011)</text:p>
          </table:table-cell>
          <table:table-cell office:value-type="string" calcext:value-type="string">
            <text:p>P(1100)</text:p>
          </table:table-cell>
          <table:table-cell office:value-type="string" calcext:value-type="string">
            <text:p>P(1101)</text:p>
          </table:table-cell>
          <table:table-cell office:value-type="string" calcext:value-type="string">
            <text:p>P(1110)</text:p>
          </table:table-cell>
          <table:table-cell office:value-type="string" calcext:value-type="string">
            <text:p>P(1111)</text:p>
          </table:table-cell>
        </table:table-row>
        <table:table-row table:style-name="ro1">
          <table:table-cell office:value-type="string" calcext:value-type="string">
            <text:p>До маскирования</text:p>
          </table:table-cell>
          <table:table-cell office:value-type="float" office:value="0.54981" calcext:value-type="float">
            <text:p>0,54981</text:p>
          </table:table-cell>
          <table:table-cell office:value-type="float" office:value="0.45019" calcext:value-type="float">
            <text:p>0,45019</text:p>
          </table:table-cell>
          <table:table-cell office:value-type="float" office:value="0.294812" calcext:value-type="float">
            <text:p>0,294812</text:p>
          </table:table-cell>
          <table:table-cell table:number-columns-repeated="2" office:value-type="float" office:value="0.254995" calcext:value-type="float">
            <text:p>0,254995</text:p>
          </table:table-cell>
          <table:table-cell office:value-type="float" office:value="0.195199" calcext:value-type="float">
            <text:p>0,195199</text:p>
          </table:table-cell>
          <table:table-cell office:value-type="float" office:value="0.157239" calcext:value-type="float">
            <text:p>0,157239</text:p>
          </table:table-cell>
          <table:table-cell office:value-type="float" office:value="0.137566" calcext:value-type="float">
            <text:p>0,137566</text:p>
          </table:table-cell>
          <table:table-cell office:value-type="float" office:value="0.118241" calcext:value-type="float">
            <text:p>0,118241</text:p>
          </table:table-cell>
          <table:table-cell office:value-type="float" office:value="0.136756" calcext:value-type="float">
            <text:p>0,136756</text:p>
          </table:table-cell>
          <table:table-cell office:value-type="float" office:value="0.137575" calcext:value-type="float">
            <text:p>0,137575</text:p>
          </table:table-cell>
          <table:table-cell office:value-type="float" office:value="0.117422" calcext:value-type="float">
            <text:p>0,117422</text:p>
          </table:table-cell>
          <table:table-cell office:value-type="float" office:value="0.136756" calcext:value-type="float">
            <text:p>0,136756</text:p>
          </table:table-cell>
          <table:table-cell office:value-type="float" office:value="0.0584453" calcext:value-type="float">
            <text:p>0,0584453</text:p>
          </table:table-cell>
          <table:table-cell office:value-type="float" office:value="0.0899253" calcext:value-type="float">
            <text:p>0,0899253</text:p>
          </table:table-cell>
          <table:table-cell office:value-type="float" office:value="0.0673068" calcext:value-type="float">
            <text:p>0,0673068</text:p>
          </table:table-cell>
          <table:table-cell office:value-type="float" office:value="0.0659476" calcext:value-type="float">
            <text:p>0,0659476</text:p>
          </table:table-cell>
          <table:table-cell office:value-type="float" office:value="0.0716196" calcext:value-type="float">
            <text:p>0,0716196</text:p>
          </table:table-cell>
          <table:table-cell office:value-type="float" office:value="0.0703911" calcext:value-type="float">
            <text:p>0,0703911</text:p>
          </table:table-cell>
          <table:table-cell office:value-type="float" office:value="0.047851" calcext:value-type="float">
            <text:p>0,047851</text:p>
          </table:table-cell>
          <table:table-cell office:value-type="float" office:value="0.0874857" calcext:value-type="float">
            <text:p>0,0874857</text:p>
          </table:table-cell>
          <table:table-cell office:value-type="float" office:value="0.0492712" calcext:value-type="float">
            <text:p>0,0492712</text:p>
          </table:table-cell>
          <table:table-cell office:value-type="float" office:value="0.0673155" calcext:value-type="float">
            <text:p>0,0673155</text:p>
          </table:table-cell>
          <table:table-cell office:value-type="float" office:value="0.0702604" calcext:value-type="float">
            <text:p>0,0702604</text:p>
          </table:table-cell>
          <table:table-cell office:value-type="float" office:value="0.0522945" calcext:value-type="float">
            <text:p>0,0522945</text:p>
          </table:table-cell>
          <table:table-cell office:value-type="float" office:value="0.0651286" calcext:value-type="float">
            <text:p>0,0651286</text:p>
          </table:table-cell>
          <table:table-cell office:value-type="float" office:value="0.0671848" calcext:value-type="float">
            <text:p>0,0671848</text:p>
          </table:table-cell>
          <table:table-cell office:value-type="float" office:value="0.0695721" calcext:value-type="float">
            <text:p>0,0695721</text:p>
          </table:table-cell>
          <table:table-cell office:value-type="float" office:value="0.0492712" calcext:value-type="float">
            <text:p>0,0492712</text:p>
          </table:table-cell>
          <table:table-cell office:value-type="float" office:value="0.00917463" calcext:value-type="float">
            <text:p>0,00917463</text:p>
          </table:table-cell>
        </table:table-row>
        <table:table-row table:style-name="ro1">
          <table:table-cell office:value-type="string" calcext:value-type="string">
            <text:p>После маскирования </text:p>
          </table:table-cell>
          <table:table-cell office:value-type="float" office:value="0.499983" calcext:value-type="float">
            <text:p>0,499983</text:p>
          </table:table-cell>
          <table:table-cell office:value-type="float" office:value="0.500017" calcext:value-type="float">
            <text:p>0,500017</text:p>
          </table:table-cell>
          <table:table-cell office:value-type="float" office:value="0.24941" calcext:value-type="float">
            <text:p>0,24941</text:p>
          </table:table-cell>
          <table:table-cell office:value-type="float" office:value="0.250647" calcext:value-type="float">
            <text:p>0,250647</text:p>
          </table:table-cell>
          <table:table-cell office:value-type="float" office:value="0.250638" calcext:value-type="float">
            <text:p>0,250638</text:p>
          </table:table-cell>
          <table:table-cell office:value-type="float" office:value="0.249305" calcext:value-type="float">
            <text:p>0,249305</text:p>
          </table:table-cell>
          <table:table-cell office:value-type="float" office:value="0.124436" calcext:value-type="float">
            <text:p>0,124436</text:p>
          </table:table-cell>
          <table:table-cell office:value-type="float" office:value="0.125211" calcext:value-type="float">
            <text:p>0,125211</text:p>
          </table:table-cell>
          <table:table-cell office:value-type="float" office:value="0.12644" calcext:value-type="float">
            <text:p>0,12644</text:p>
          </table:table-cell>
          <table:table-cell office:value-type="float" office:value="0.124331" calcext:value-type="float">
            <text:p>0,124331</text:p>
          </table:table-cell>
          <table:table-cell office:value-type="float" office:value="0.125211" calcext:value-type="float">
            <text:p>0,125211</text:p>
          </table:table-cell>
          <table:table-cell office:value-type="float" office:value="0.12556" calcext:value-type="float">
            <text:p>0,12556</text:p>
          </table:table-cell>
          <table:table-cell office:value-type="float" office:value="0.124331" calcext:value-type="float">
            <text:p>0,124331</text:p>
          </table:table-cell>
          <table:table-cell office:value-type="float" office:value="0.124479" calcext:value-type="float">
            <text:p>0,124479</text:p>
          </table:table-cell>
          <table:table-cell office:value-type="float" office:value="0.0623404" calcext:value-type="float">
            <text:p>0,0623404</text:p>
          </table:table-cell>
          <table:table-cell office:value-type="float" office:value="0.0624537" calcext:value-type="float">
            <text:p>0,0624537</text:p>
          </table:table-cell>
          <table:table-cell office:value-type="float" office:value="0.0626802" calcext:value-type="float">
            <text:p>0,0626802</text:p>
          </table:table-cell>
          <table:table-cell office:value-type="float" office:value="0.0624799" calcext:value-type="float">
            <text:p>0,0624799</text:p>
          </table:table-cell>
          <table:table-cell office:value-type="float" office:value="0.0632466" calcext:value-type="float">
            <text:p>0,0632466</text:p>
          </table:table-cell>
          <table:table-cell office:value-type="float" office:value="0.0619222" calcext:value-type="float">
            <text:p>0,0619222</text:p>
          </table:table-cell>
          <table:table-cell office:value-type="float" office:value="0.0616347" calcext:value-type="float">
            <text:p>0,0616347</text:p>
          </table:table-cell>
          <table:table-cell office:value-type="float" office:value="0.0626628" calcext:value-type="float">
            <text:p>0,0626628</text:p>
          </table:table-cell>
          <table:table-cell office:value-type="float" office:value="0.0624537" calcext:value-type="float">
            <text:p>0,0624537</text:p>
          </table:table-cell>
          <table:table-cell office:value-type="float" office:value="0.0627064" calcext:value-type="float">
            <text:p>0,0627064</text:p>
          </table:table-cell>
          <table:table-cell office:value-type="float" office:value="0.0624886" calcext:value-type="float">
            <text:p>0,0624886</text:p>
          </table:table-cell>
          <table:table-cell office:value-type="float" office:value="0.0618264" calcext:value-type="float">
            <text:p>0,0618264</text:p>
          </table:table-cell>
          <table:table-cell office:value-type="float" office:value="0.0619048" calcext:value-type="float">
            <text:p>0,0619048</text:p>
          </table:table-cell>
          <table:table-cell office:value-type="float" office:value="0.0623927" calcext:value-type="float">
            <text:p>0,0623927</text:p>
          </table:table-cell>
          <table:table-cell office:value-type="float" office:value="0.0626628" calcext:value-type="float">
            <text:p>0,0626628</text:p>
          </table:table-cell>
          <table:table-cell office:value-type="float" office:value="0.064144" calcext:value-type="float">
            <text:p>0,064144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office:value-type="string" calcext:value-type="string">
            <text:p>Ноль единиц</text:p>
          </table:table-cell>
          <table:table-cell office:value-type="string" calcext:value-type="string">
            <text:p>Одна единица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 office:value-type="string" calcext:value-type="string">
            <text:p>Три единицы</text:p>
          </table:table-cell>
          <table:table-cell/>
          <table:table-cell office:value-type="string" calcext:value-type="string">
            <text:p>Нет единиц </text:p>
          </table:table-cell>
          <table:table-cell office:value-type="string" calcext:value-type="string">
            <text:p>Одна единица </text:p>
          </table:table-cell>
          <table:table-cell office:value-type="string" calcext:value-type="string">
            <text:p>Две единицы</text:p>
          </table:table-cell>
          <table:table-cell office:value-type="string" calcext:value-type="string">
            <text:p>Три единицы</text:p>
          </table:table-cell>
          <table:table-cell office:value-type="string" calcext:value-type="string">
            <text:p>4 единицы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о маскирования с 1</text:p>
          </table:table-cell>
          <table:table-cell office:value-type="float" office:value="0.54981" calcext:value-type="float">
            <text:p>0,54981</text:p>
          </table:table-cell>
          <table:table-cell office:value-type="float" office:value="0.45019" calcext:value-type="float">
            <text:p>0,45019</text:p>
          </table:table-cell>
          <table:table-cell/>
          <table:table-cell office:value-type="float" office:value="0.294812" calcext:value-type="float">
            <text:p>0,294812</text:p>
          </table:table-cell>
          <table:table-cell office:value-type="float" office:value="0.509989" calcext:value-type="float">
            <text:p>0,509989</text:p>
          </table:table-cell>
          <table:table-cell office:value-type="float" office:value="0.195199" calcext:value-type="float">
            <text:p>0,195199</text:p>
          </table:table-cell>
          <table:table-cell/>
          <table:table-cell office:value-type="float" office:value="0.157239" calcext:value-type="float">
            <text:p>0,157239</text:p>
          </table:table-cell>
          <table:table-cell office:value-type="float" office:value="0.393382" calcext:value-type="float">
            <text:p>0,393382</text:p>
          </table:table-cell>
          <table:table-cell office:value-type="float" office:value="0.390933" calcext:value-type="float">
            <text:p>0,390933</text:p>
          </table:table-cell>
          <table:table-cell office:value-type="float" office:value="0.0584453" calcext:value-type="float">
            <text:p>0,0584453</text:p>
          </table:table-cell>
          <table:table-cell/>
          <table:table-cell office:value-type="float" office:value="0.0899253" calcext:value-type="float">
            <text:p>0,0899253</text:p>
          </table:table-cell>
          <table:table-cell office:value-type="float" office:value="0.270961" calcext:value-type="float">
            <text:p>0,270961</text:p>
          </table:table-cell>
          <table:table-cell office:value-type="float" office:value="0.464012" calcext:value-type="float">
            <text:p>0,464012</text:p>
          </table:table-cell>
          <table:table-cell office:value-type="float" office:value="0.233243" calcext:value-type="float">
            <text:p>0,233243</text:p>
          </table:table-cell>
          <table:table-cell office:value-type="float" office:value="0.00917463" calcext:value-type="float">
            <text:p>0,009174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После маскирования с 1</text:p>
          </table:table-cell>
          <table:table-cell office:value-type="float" office:value="0.499983" calcext:value-type="float">
            <text:p>0,499983</text:p>
          </table:table-cell>
          <table:table-cell office:value-type="float" office:value="0.500017" calcext:value-type="float">
            <text:p>0,500017</text:p>
          </table:table-cell>
          <table:table-cell/>
          <table:table-cell office:value-type="float" office:value="0.24941" calcext:value-type="float">
            <text:p>0,24941</text:p>
          </table:table-cell>
          <table:table-cell office:value-type="float" office:value="0.501285" calcext:value-type="float">
            <text:p>0,501285</text:p>
          </table:table-cell>
          <table:table-cell office:value-type="float" office:value="0.249305" calcext:value-type="float">
            <text:p>0,249305</text:p>
          </table:table-cell>
          <table:table-cell/>
          <table:table-cell office:value-type="float" office:value="0.124436" calcext:value-type="float">
            <text:p>0,124436</text:p>
          </table:table-cell>
          <table:table-cell office:value-type="float" office:value="0.376862" calcext:value-type="float">
            <text:p>0,376862</text:p>
          </table:table-cell>
          <table:table-cell office:value-type="float" office:value="0.374222" calcext:value-type="float">
            <text:p>0,374222</text:p>
          </table:table-cell>
          <table:table-cell office:value-type="float" office:value="0.124479" calcext:value-type="float">
            <text:p>0,124479</text:p>
          </table:table-cell>
          <table:table-cell/>
          <table:table-cell office:value-type="float" office:value="0.0623404" calcext:value-type="float">
            <text:p>0,0623404</text:p>
          </table:table-cell>
          <table:table-cell office:value-type="float" office:value="0.250834" calcext:value-type="float">
            <text:p>0,250834</text:p>
          </table:table-cell>
          <table:table-cell office:value-type="float" office:value="0.43559" calcext:value-type="float">
            <text:p>0,43559</text:p>
          </table:table-cell>
          <table:table-cell office:value-type="float" office:value="0.249545" calcext:value-type="float">
            <text:p>0,249545</text:p>
          </table:table-cell>
          <table:table-cell office:value-type="float" office:value="0.064144" calcext:value-type="float">
            <text:p>0,064144</text:p>
          </table:table-cell>
          <table:table-cell table:number-columns-repeated="13"/>
        </table:table-row>
        <table:table-row table:style-name="ro1" table:number-rows-repeated="26">
          <table:table-cell table:number-columns-repeated="31"/>
        </table:table-row>
        <table:table-row table:style-name="ro1">
          <table:table-cell/>
          <table:table-cell office:value-type="string" calcext:value-type="string">
            <text:p>До маскирования</text:p>
          </table:table-cell>
          <table:table-cell office:value-type="string" calcext:value-type="string">
            <text:p>После маскирования</text:p>
          </table:table-cell>
          <table:table-cell table:number-columns-repeated="2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446086" calcext:value-type="float">
            <text:p>0,00446086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320625" calcext:value-type="float">
            <text:p>0,00320625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466997" calcext:value-type="float">
            <text:p>0,00466997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460026" calcext:value-type="float">
            <text:p>0,00460026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348505" calcext:value-type="float">
            <text:p>0,00348505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494877" calcext:value-type="float">
            <text:p>0,00494877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341535" calcext:value-type="float">
            <text:p>0,00341535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404266" calcext:value-type="float">
            <text:p>0,00404266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62773" calcext:value-type="float">
            <text:p>0,0262773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0320625" calcext:value-type="float">
            <text:p>0,00320625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0320625" calcext:value-type="float">
            <text:p>0,00320625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0313654" calcext:value-type="float">
            <text:p>0,00313654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0439116" calcext:value-type="float">
            <text:p>0,00439116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0313654" calcext:value-type="float">
            <text:p>0,00313654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0473967" calcext:value-type="float">
            <text:p>0,00473967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/>
          <table:table-cell office:value-type="string" calcext:value-type="string">
            <text:p>До маскирования</text:p>
          </table:table-cell>
          <table:table-cell office:value-type="string" calcext:value-type="string">
            <text:p>После маскирования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 office:value-type="string" calcext:value-type="string">
            <text:p>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453056" calcext:value-type="float">
            <text:p>0,00453056</text:p>
          </table:table-cell>
          <table:table-cell/>
          <table:table-cell office:value-type="float" office:value="0.318301" calcext:value-type="float">
            <text:p>0,318301</text:p>
          </table:table-cell>
          <table:table-cell office:value-type="float" office:value="0.00382487" calcext:value-type="float">
            <text:p>0,00382487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00446086" calcext:value-type="float">
            <text:p>0,00446086</text:p>
          </table:table-cell>
          <table:table-cell/>
          <table:table-cell office:value-type="float" office:value="0.318313" calcext:value-type="float">
            <text:p>0,318313</text:p>
          </table:table-cell>
          <table:table-cell office:value-type="float" office:value="0.0038162" calcext:value-type="float">
            <text:p>0,0038162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55294" calcext:value-type="float">
            <text:p>0,155294</text:p>
          </table:table-cell>
          <table:table-cell office:value-type="float" office:value="0.00418206" calcext:value-type="float">
            <text:p>0,00418206</text:p>
          </table:table-cell>
          <table:table-cell/>
          <table:table-cell office:value-type="float" office:value="0.318324" calcext:value-type="float">
            <text:p>0,318324</text:p>
          </table:table-cell>
          <table:table-cell office:value-type="float" office:value="0.00380752" calcext:value-type="float">
            <text:p>0,00380752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906113" calcext:value-type="float">
            <text:p>0,000906113</text:p>
          </table:table-cell>
          <table:table-cell office:value-type="float" office:value="0.00348505" calcext:value-type="float">
            <text:p>0,00348505</text:p>
          </table:table-cell>
          <table:table-cell/>
          <table:table-cell office:value-type="float" office:value="0.318318" calcext:value-type="float">
            <text:p>0,318318</text:p>
          </table:table-cell>
          <table:table-cell office:value-type="float" office:value="0.00379884" calcext:value-type="float">
            <text:p>0,00379884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341535" calcext:value-type="float">
            <text:p>0,00341535</text:p>
          </table:table-cell>
          <table:table-cell/>
          <table:table-cell office:value-type="float" office:value="0.318312" calcext:value-type="float">
            <text:p>0,318312</text:p>
          </table:table-cell>
          <table:table-cell office:value-type="float" office:value="0.00380758" calcext:value-type="float">
            <text:p>0,00380758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/>
          <table:table-cell office:value-type="float" office:value="0.318306" calcext:value-type="float">
            <text:p>0,318306</text:p>
          </table:table-cell>
          <table:table-cell office:value-type="float" office:value="0.0037989" calcext:value-type="float">
            <text:p>0,0037989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/>
          <table:table-cell office:value-type="float" office:value="0.318318" calcext:value-type="float">
            <text:p>0,318318</text:p>
          </table:table-cell>
          <table:table-cell office:value-type="float" office:value="0.00380765" calcext:value-type="float">
            <text:p>0,00380765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/>
          <table:table-cell office:value-type="float" office:value="0.318312" calcext:value-type="float">
            <text:p>0,318312</text:p>
          </table:table-cell>
          <table:table-cell office:value-type="float" office:value="0.00381639" calcext:value-type="float">
            <text:p>0,00381639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00494877" calcext:value-type="float">
            <text:p>0,00494877</text:p>
          </table:table-cell>
          <table:table-cell/>
          <table:table-cell office:value-type="float" office:value="0.318306" calcext:value-type="float">
            <text:p>0,318306</text:p>
          </table:table-cell>
          <table:table-cell office:value-type="float" office:value="0.00382514" calcext:value-type="float">
            <text:p>0,00382514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04551" calcext:value-type="float">
            <text:p>0,0104551</text:p>
          </table:table-cell>
          <table:table-cell office:value-type="float" office:value="0.00327595" calcext:value-type="float">
            <text:p>0,00327595</text:p>
          </table:table-cell>
          <table:table-cell/>
          <table:table-cell office:value-type="float" office:value="0.318317" calcext:value-type="float">
            <text:p>0,318317</text:p>
          </table:table-cell>
          <table:table-cell office:value-type="float" office:value="0.00381646" calcext:value-type="float">
            <text:p>0,00381646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/>
          <table:table-cell office:value-type="float" office:value="0.318311" calcext:value-type="float">
            <text:p>0,318311</text:p>
          </table:table-cell>
          <table:table-cell office:value-type="float" office:value="0.00380778" calcext:value-type="float">
            <text:p>0,00380778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/>
          <table:table-cell office:value-type="float" office:value="0.318305" calcext:value-type="float">
            <text:p>0,318305</text:p>
          </table:table-cell>
          <table:table-cell office:value-type="float" office:value="0.0037991" calcext:value-type="float">
            <text:p>0,0037991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0292744" calcext:value-type="float">
            <text:p>0,00292744</text:p>
          </table:table-cell>
          <table:table-cell/>
          <table:table-cell office:value-type="float" office:value="0.318317" calcext:value-type="float">
            <text:p>0,318317</text:p>
          </table:table-cell>
          <table:table-cell office:value-type="float" office:value="0.00379042" calcext:value-type="float">
            <text:p>0,00379042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0439116" calcext:value-type="float">
            <text:p>0,00439116</text:p>
          </table:table-cell>
          <table:table-cell/>
          <table:table-cell office:value-type="float" office:value="0.318311" calcext:value-type="float">
            <text:p>0,318311</text:p>
          </table:table-cell>
          <table:table-cell office:value-type="float" office:value="0.00379917" calcext:value-type="float">
            <text:p>0,00379917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02133" calcext:value-type="float">
            <text:p>0,0202133</text:p>
          </table:table-cell>
          <table:table-cell office:value-type="float" office:value="0.00348505" calcext:value-type="float">
            <text:p>0,00348505</text:p>
          </table:table-cell>
          <table:table-cell/>
          <table:table-cell office:value-type="float" office:value="0.318322" calcext:value-type="float">
            <text:p>0,318322</text:p>
          </table:table-cell>
          <table:table-cell office:value-type="float" office:value="0.00380791" calcext:value-type="float">
            <text:p>0,00380791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18492" calcext:value-type="float">
            <text:p>0,00118492</text:p>
          </table:table-cell>
          <table:table-cell office:value-type="float" office:value="0.00404266" calcext:value-type="float">
            <text:p>0,00404266</text:p>
          </table:table-cell>
          <table:table-cell/>
          <table:table-cell office:value-type="float" office:value="0.318316" calcext:value-type="float">
            <text:p>0,318316</text:p>
          </table:table-cell>
          <table:table-cell office:value-type="float" office:value="0.00381666" calcext:value-type="float">
            <text:p>0,00381666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341535" calcext:value-type="float">
            <text:p>0,00341535</text:p>
          </table:table-cell>
          <table:table-cell office:value-type="float" office:value="0.00383355" calcext:value-type="float">
            <text:p>0,00383355</text:p>
          </table:table-cell>
          <table:table-cell/>
          <table:table-cell office:value-type="float" office:value="0.318328" calcext:value-type="float">
            <text:p>0,318328</text:p>
          </table:table-cell>
          <table:table-cell office:value-type="float" office:value="0.00382541" calcext:value-type="float">
            <text:p>0,00382541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00383355" calcext:value-type="float">
            <text:p>0,00383355</text:p>
          </table:table-cell>
          <table:table-cell/>
          <table:table-cell office:value-type="float" office:value="0.318339" calcext:value-type="float">
            <text:p>0,318339</text:p>
          </table:table-cell>
          <table:table-cell office:value-type="float" office:value="0.00381673" calcext:value-type="float">
            <text:p>0,00381673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/>
          <table:table-cell office:value-type="float" office:value="0.318351" calcext:value-type="float">
            <text:p>0,318351</text:p>
          </table:table-cell>
          <table:table-cell office:value-type="float" office:value="0.00382547" calcext:value-type="float">
            <text:p>0,00382547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/>
          <table:table-cell office:value-type="float" office:value="0.318362" calcext:value-type="float">
            <text:p>0,318362</text:p>
          </table:table-cell>
          <table:table-cell office:value-type="float" office:value="0.00383422" calcext:value-type="float">
            <text:p>0,00383422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00264864" calcext:value-type="float">
            <text:p>0,00264864</text:p>
          </table:table-cell>
          <table:table-cell/>
          <table:table-cell office:value-type="float" office:value="0.318356" calcext:value-type="float">
            <text:p>0,318356</text:p>
          </table:table-cell>
          <table:table-cell office:value-type="float" office:value="0.00382554" calcext:value-type="float">
            <text:p>0,00382554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/>
          <table:table-cell office:value-type="float" office:value="0.318351" calcext:value-type="float">
            <text:p>0,318351</text:p>
          </table:table-cell>
          <table:table-cell office:value-type="float" office:value="0.00381686" calcext:value-type="float">
            <text:p>0,00381686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/>
          <table:table-cell office:value-type="float" office:value="0.318362" calcext:value-type="float">
            <text:p>0,318362</text:p>
          </table:table-cell>
          <table:table-cell office:value-type="float" office:value="0.00382561" calcext:value-type="float">
            <text:p>0,00382561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/>
          <table:table-cell office:value-type="float" office:value="0.318356" calcext:value-type="float">
            <text:p>0,318356</text:p>
          </table:table-cell>
          <table:table-cell office:value-type="float" office:value="0.00381693" calcext:value-type="float">
            <text:p>0,00381693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/>
          <table:table-cell office:value-type="float" office:value="0.318368" calcext:value-type="float">
            <text:p>0,318368</text:p>
          </table:table-cell>
          <table:table-cell office:value-type="float" office:value="0.00380825" calcext:value-type="float">
            <text:p>0,00380825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00466997" calcext:value-type="float">
            <text:p>0,00466997</text:p>
          </table:table-cell>
          <table:table-cell/>
          <table:table-cell office:value-type="float" office:value="0.318362" calcext:value-type="float">
            <text:p>0,318362</text:p>
          </table:table-cell>
          <table:table-cell office:value-type="float" office:value="0.00379956" calcext:value-type="float">
            <text:p>0,00379956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/>
          <table:table-cell office:value-type="float" office:value="0.318373" calcext:value-type="float">
            <text:p>0,318373</text:p>
          </table:table-cell>
          <table:table-cell office:value-type="float" office:value="0.00379088" calcext:value-type="float">
            <text:p>0,00379088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00348505" calcext:value-type="float">
            <text:p>0,00348505</text:p>
          </table:table-cell>
          <table:table-cell/>
          <table:table-cell office:value-type="float" office:value="0.318385" calcext:value-type="float">
            <text:p>0,318385</text:p>
          </table:table-cell>
          <table:table-cell office:value-type="float" office:value="0.0037822" calcext:value-type="float">
            <text:p>0,0037822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195163" calcext:value-type="float">
            <text:p>0,00195163</text:p>
          </table:table-cell>
          <table:table-cell office:value-type="float" office:value="0.00376385" calcext:value-type="float">
            <text:p>0,00376385</text:p>
          </table:table-cell>
          <table:table-cell/>
          <table:table-cell office:value-type="float" office:value="0.318379" calcext:value-type="float">
            <text:p>0,318379</text:p>
          </table:table-cell>
          <table:table-cell office:value-type="float" office:value="0.00379095" calcext:value-type="float">
            <text:p>0,00379095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362445" calcext:value-type="float">
            <text:p>0,00362445</text:p>
          </table:table-cell>
          <table:table-cell office:value-type="float" office:value="0.00383355" calcext:value-type="float">
            <text:p>0,00383355</text:p>
          </table:table-cell>
          <table:table-cell/>
          <table:table-cell office:value-type="float" office:value="0.318373" calcext:value-type="float">
            <text:p>0,318373</text:p>
          </table:table-cell>
          <table:table-cell office:value-type="float" office:value="0.00378227" calcext:value-type="float">
            <text:p>0,00378227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00397296" calcext:value-type="float">
            <text:p>0,00397296</text:p>
          </table:table-cell>
          <table:table-cell/>
          <table:table-cell office:value-type="float" office:value="0.318384" calcext:value-type="float">
            <text:p>0,318384</text:p>
          </table:table-cell>
          <table:table-cell office:value-type="float" office:value="0.00379101" calcext:value-type="float">
            <text:p>0,00379101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0397296" calcext:value-type="float">
            <text:p>0,00397296</text:p>
          </table:table-cell>
          <table:table-cell table:number-columns-repeated="2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0487907" calcext:value-type="float">
            <text:p>0,000487907</text:p>
          </table:table-cell>
          <table:table-cell office:value-type="float" office:value="0.00439116" calcext:value-type="float">
            <text:p>0,00439116</text:p>
          </table:table-cell>
          <table:table-cell table:number-columns-repeated="2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0494877" calcext:value-type="float">
            <text:p>0,00494877</text:p>
          </table:table-cell>
          <table:table-cell table:number-columns-repeated="2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369415" calcext:value-type="float">
            <text:p>0,00369415</text:p>
          </table:table-cell>
          <table:table-cell office:value-type="float" office:value="0.00439116" calcext:value-type="float">
            <text:p>0,00439116</text:p>
          </table:table-cell>
          <table:table-cell table:number-columns-repeated="2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0906113" calcext:value-type="float">
            <text:p>0,000906113</text:p>
          </table:table-cell>
          <table:table-cell office:value-type="float" office:value="0.00327595" calcext:value-type="float">
            <text:p>0,00327595</text:p>
          </table:table-cell>
          <table:table-cell table:number-columns-repeated="2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0487907" calcext:value-type="float">
            <text:p>0,000487907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0139402" calcext:value-type="float">
            <text:p>0,000139402</text:p>
          </table:table-cell>
          <table:table-cell office:value-type="float" office:value="0.00446086" calcext:value-type="float">
            <text:p>0,00446086</text:p>
          </table:table-cell>
          <table:table-cell table:number-columns-repeated="2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0627309" calcext:value-type="float">
            <text:p>0,000627309</text:p>
          </table:table-cell>
          <table:table-cell office:value-type="float" office:value="0.00243953" calcext:value-type="float">
            <text:p>0,00243953</text:p>
          </table:table-cell>
          <table:table-cell table:number-columns-repeated="2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32432" calcext:value-type="float">
            <text:p>0,00132432</text:p>
          </table:table-cell>
          <table:table-cell office:value-type="float" office:value="0.00466997" calcext:value-type="float">
            <text:p>0,00466997</text:p>
          </table:table-cell>
          <table:table-cell table:number-columns-repeated="2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139402" calcext:value-type="float">
            <text:p>0,000139402</text:p>
          </table:table-cell>
          <table:table-cell office:value-type="float" office:value="0.00501847" calcext:value-type="float">
            <text:p>0,00501847</text:p>
          </table:table-cell>
          <table:table-cell table:number-columns-repeated="2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0125462" calcext:value-type="float">
            <text:p>0,00125462</text:p>
          </table:table-cell>
          <table:table-cell office:value-type="float" office:value="0.00473967" calcext:value-type="float">
            <text:p>0,00473967</text:p>
          </table:table-cell>
          <table:table-cell table:number-columns-repeated="2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230013" calcext:value-type="float">
            <text:p>0,00230013</text:p>
          </table:table-cell>
          <table:table-cell office:value-type="float" office:value="0.00418206" calcext:value-type="float">
            <text:p>0,00418206</text:p>
          </table:table-cell>
          <table:table-cell table:number-columns-repeated="2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139402" calcext:value-type="float">
            <text:p>0,000139402</text:p>
          </table:table-cell>
          <table:table-cell office:value-type="float" office:value="0.00466997" calcext:value-type="float">
            <text:p>0,00466997</text:p>
          </table:table-cell>
          <table:table-cell table:number-columns-repeated="2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00906113" calcext:value-type="float">
            <text:p>0,000906113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487907" calcext:value-type="float">
            <text:p>0,000487907</text:p>
          </table:table-cell>
          <table:table-cell office:value-type="float" office:value="0.00348505" calcext:value-type="float">
            <text:p>0,00348505</text:p>
          </table:table-cell>
          <table:table-cell table:number-columns-repeated="2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00487907" calcext:value-type="float">
            <text:p>0,000487907</text:p>
          </table:table-cell>
          <table:table-cell office:value-type="float" office:value="0.00446086" calcext:value-type="float">
            <text:p>0,00446086</text:p>
          </table:table-cell>
          <table:table-cell table:number-columns-repeated="2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0271834" calcext:value-type="float">
            <text:p>0,00271834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418206" calcext:value-type="float">
            <text:p>0,000418206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0.00446086" calcext:value-type="float">
            <text:p>0,00446086</text:p>
          </table:table-cell>
          <table:table-cell table:number-columns-repeated="2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0348505" calcext:value-type="float">
            <text:p>0,000348505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118492" calcext:value-type="float">
            <text:p>0,00118492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418206" calcext:value-type="float">
            <text:p>0,00418206</text:p>
          </table:table-cell>
          <table:table-cell office:value-type="float" office:value="0.00473967" calcext:value-type="float">
            <text:p>0,00473967</text:p>
          </table:table-cell>
          <table:table-cell table:number-columns-repeated="2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278804" calcext:value-type="float">
            <text:p>0,000278804</text:p>
          </table:table-cell>
          <table:table-cell office:value-type="float" office:value="0.00453056" calcext:value-type="float">
            <text:p>0,00453056</text:p>
          </table:table-cell>
          <table:table-cell table:number-columns-repeated="2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306684" calcext:value-type="float">
            <text:p>0,00306684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00306684" calcext:value-type="float">
            <text:p>0,00306684</text:p>
          </table:table-cell>
          <table:table-cell table:number-columns-repeated="2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209103" calcext:value-type="float">
            <text:p>0,000209103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0.00404266" calcext:value-type="float">
            <text:p>0,00404266</text:p>
          </table:table-cell>
          <table:table-cell table:number-columns-repeated="2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0.00446086" calcext:value-type="float">
            <text:p>0,00446086</text:p>
          </table:table-cell>
          <table:table-cell table:number-columns-repeated="2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0.00439116" calcext:value-type="float">
            <text:p>0,00439116</text:p>
          </table:table-cell>
          <table:table-cell table:number-columns-repeated="2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54123" calcext:value-type="float">
            <text:p>0,0554123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118492" calcext:value-type="float">
            <text:p>0,0118492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180526" calcext:value-type="float">
            <text:p>0,0180526</text:p>
          </table:table-cell>
          <table:table-cell office:value-type="float" office:value="0.00460026" calcext:value-type="float">
            <text:p>0,00460026</text:p>
          </table:table-cell>
          <table:table-cell table:number-columns-repeated="2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06357" calcext:value-type="float">
            <text:p>0,0406357</text:p>
          </table:table-cell>
          <table:table-cell office:value-type="float" office:value="0.00501847" calcext:value-type="float">
            <text:p>0,00501847</text:p>
          </table:table-cell>
          <table:table-cell table:number-columns-repeated="2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983481" calcext:value-type="float">
            <text:p>0,0983481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181223" calcext:value-type="float">
            <text:p>0,0181223</text:p>
          </table:table-cell>
          <table:table-cell office:value-type="float" office:value="0.00313654" calcext:value-type="float">
            <text:p>0,00313654</text:p>
          </table:table-cell>
          <table:table-cell table:number-columns-repeated="2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154736" calcext:value-type="float">
            <text:p>0,0154736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83028" calcext:value-type="float">
            <text:p>0,0483028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05332" calcext:value-type="float">
            <text:p>0,0505332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557608" calcext:value-type="float">
            <text:p>0,000557608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494877" calcext:value-type="float">
            <text:p>0,00494877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1226" calcext:value-type="float">
            <text:p>0,031226</text:p>
          </table:table-cell>
          <table:table-cell office:value-type="float" office:value="0.00439116" calcext:value-type="float">
            <text:p>0,00439116</text:p>
          </table:table-cell>
          <table:table-cell table:number-columns-repeated="2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211194" calcext:value-type="float">
            <text:p>0,0211194</text:p>
          </table:table-cell>
          <table:table-cell office:value-type="float" office:value="0.00299714" calcext:value-type="float">
            <text:p>0,00299714</text:p>
          </table:table-cell>
          <table:table-cell table:number-columns-repeated="2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502544" calcext:value-type="float">
            <text:p>0,0502544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31121" calcext:value-type="float">
            <text:p>0,0531121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130341" calcext:value-type="float">
            <text:p>0,0130341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00557608" calcext:value-type="float">
            <text:p>0,000557608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44748" calcext:value-type="float">
            <text:p>0,044748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506726" calcext:value-type="float">
            <text:p>0,0506726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618945" calcext:value-type="float">
            <text:p>0,0618945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20283" calcext:value-type="float">
            <text:p>0,020283</text:p>
          </table:table-cell>
          <table:table-cell office:value-type="float" office:value="0.00473967" calcext:value-type="float">
            <text:p>0,00473967</text:p>
          </table:table-cell>
          <table:table-cell table:number-columns-repeated="2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794591" calcext:value-type="float">
            <text:p>0,00794591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167282" calcext:value-type="float">
            <text:p>0,0167282</text:p>
          </table:table-cell>
          <table:table-cell office:value-type="float" office:value="0.00341535" calcext:value-type="float">
            <text:p>0,00341535</text:p>
          </table:table-cell>
          <table:table-cell table:number-columns-repeated="2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118492" calcext:value-type="float">
            <text:p>0,00118492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144281" calcext:value-type="float">
            <text:p>0,0144281</text:p>
          </table:table-cell>
          <table:table-cell office:value-type="float" office:value="0.00271834" calcext:value-type="float">
            <text:p>0,00271834</text:p>
          </table:table-cell>
          <table:table-cell table:number-columns-repeated="2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00418206" calcext:value-type="float">
            <text:p>0,000418206</text:p>
          </table:table-cell>
          <table:table-cell office:value-type="float" office:value="0.00466997" calcext:value-type="float">
            <text:p>0,00466997</text:p>
          </table:table-cell>
          <table:table-cell table:number-columns-repeated="2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348505" calcext:value-type="float">
            <text:p>0,000348505</text:p>
          </table:table-cell>
          <table:table-cell office:value-type="float" office:value="0.00327595" calcext:value-type="float">
            <text:p>0,00327595</text:p>
          </table:table-cell>
          <table:table-cell table:number-columns-repeated="2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0.00327595" calcext:value-type="float">
            <text:p>0,00327595</text:p>
          </table:table-cell>
          <table:table-cell table:number-columns-repeated="2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0.00418206" calcext:value-type="float">
            <text:p>0,00418206</text:p>
          </table:table-cell>
          <table:table-cell table:number-columns-repeated="2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0.00466997" calcext:value-type="float">
            <text:p>0,00466997</text:p>
          </table:table-cell>
          <table:table-cell table:number-columns-repeated="2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0.00473967" calcext:value-type="float">
            <text:p>0,00473967</text:p>
          </table:table-cell>
          <table:table-cell table:number-columns-repeated="2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0.00487907" calcext:value-type="float">
            <text:p>0,00487907</text:p>
          </table:table-cell>
          <table:table-cell table:number-columns-repeated="2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0.00341535" calcext:value-type="float">
            <text:p>0,00341535</text:p>
          </table:table-cell>
          <table:table-cell table:number-columns-repeated="2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0.00250924" calcext:value-type="float">
            <text:p>0,00250924</text:p>
          </table:table-cell>
          <table:table-cell table:number-columns-repeated="2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0480937" calcext:value-type="float">
            <text:p>0,00480937</text:p>
          </table:table-cell>
          <table:table-cell table:number-columns-repeated="2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348505" calcext:value-type="float">
            <text:p>0,00348505</text:p>
          </table:table-cell>
          <table:table-cell table:number-columns-repeated="2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00397296" calcext:value-type="float">
            <text:p>0,00397296</text:p>
          </table:table-cell>
          <table:table-cell table:number-columns-repeated="2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00348505" calcext:value-type="float">
            <text:p>0,000348505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0.00460026" calcext:value-type="float">
            <text:p>0,00460026</text:p>
          </table:table-cell>
          <table:table-cell table:number-columns-repeated="2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0.00397296" calcext:value-type="float">
            <text:p>0,00397296</text:p>
          </table:table-cell>
          <table:table-cell table:number-columns-repeated="2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0.00320625" calcext:value-type="float">
            <text:p>0,00320625</text:p>
          </table:table-cell>
          <table:table-cell table:number-columns-repeated="2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0.00418206" calcext:value-type="float">
            <text:p>0,00418206</text:p>
          </table:table-cell>
          <table:table-cell table:number-columns-repeated="2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0.00320625" calcext:value-type="float">
            <text:p>0,00320625</text:p>
          </table:table-cell>
          <table:table-cell table:number-columns-repeated="2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0.00418206" calcext:value-type="float">
            <text:p>0,00418206</text:p>
          </table:table-cell>
          <table:table-cell table:number-columns-repeated="2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0.00341535" calcext:value-type="float">
            <text:p>0,00341535</text:p>
          </table:table-cell>
          <table:table-cell table:number-columns-repeated="2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00320625" calcext:value-type="float">
            <text:p>0,00320625</text:p>
          </table:table-cell>
          <table:table-cell table:number-columns-repeated="2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0.00439116" calcext:value-type="float">
            <text:p>0,00439116</text:p>
          </table:table-cell>
          <table:table-cell table:number-columns-repeated="2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0.00404266" calcext:value-type="float">
            <text:p>0,00404266</text:p>
          </table:table-cell>
          <table:table-cell table:number-columns-repeated="2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0.00404266" calcext:value-type="float">
            <text:p>0,00404266</text:p>
          </table:table-cell>
          <table:table-cell table:number-columns-repeated="2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0.00418206" calcext:value-type="float">
            <text:p>0,00418206</text:p>
          </table:table-cell>
          <table:table-cell table:number-columns-repeated="2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office:value-type="float" office:value="0.00473967" calcext:value-type="float">
            <text:p>0,00473967</text:p>
          </table:table-cell>
          <table:table-cell table:number-columns-repeated="2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float" office:value="0.00341535" calcext:value-type="float">
            <text:p>0,00341535</text:p>
          </table:table-cell>
          <table:table-cell table:number-columns-repeated="2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0.00313654" calcext:value-type="float">
            <text:p>0,00313654</text:p>
          </table:table-cell>
          <table:table-cell table:number-columns-repeated="2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0.00460026" calcext:value-type="float">
            <text:p>0,00460026</text:p>
          </table:table-cell>
          <table:table-cell table:number-columns-repeated="2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0.00453056" calcext:value-type="float">
            <text:p>0,00453056</text:p>
          </table:table-cell>
          <table:table-cell table:number-columns-repeated="2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0.00327595" calcext:value-type="float">
            <text:p>0,00327595</text:p>
          </table:table-cell>
          <table:table-cell table:number-columns-repeated="2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0.00404266" calcext:value-type="float">
            <text:p>0,00404266</text:p>
          </table:table-cell>
          <table:table-cell table:number-columns-repeated="2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office:value-type="float" office:value="0.00327595" calcext:value-type="float">
            <text:p>0,00327595</text:p>
          </table:table-cell>
          <table:table-cell table:number-columns-repeated="2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0.00327595" calcext:value-type="float">
            <text:p>0,00327595</text:p>
          </table:table-cell>
          <table:table-cell table:number-columns-repeated="2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0.00418206" calcext:value-type="float">
            <text:p>0,00418206</text:p>
          </table:table-cell>
          <table:table-cell table:number-columns-repeated="2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0.00453056" calcext:value-type="float">
            <text:p>0,00453056</text:p>
          </table:table-cell>
          <table:table-cell table:number-columns-repeated="2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0.00383355" calcext:value-type="float">
            <text:p>0,00383355</text:p>
          </table:table-cell>
          <table:table-cell table:number-columns-repeated="2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0.00480937" calcext:value-type="float">
            <text:p>0,00480937</text:p>
          </table:table-cell>
          <table:table-cell table:number-columns-repeated="2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office:value-type="float" office:value="0.00480937" calcext:value-type="float">
            <text:p>0,00480937</text:p>
          </table:table-cell>
          <table:table-cell table:number-columns-repeated="2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00487907" calcext:value-type="float">
            <text:p>0,00487907</text:p>
          </table:table-cell>
          <table:table-cell table:number-columns-repeated="2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0.00306684" calcext:value-type="float">
            <text:p>0,00306684</text:p>
          </table:table-cell>
          <table:table-cell table:number-columns-repeated="2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0.00306684" calcext:value-type="float">
            <text:p>0,00306684</text:p>
          </table:table-cell>
          <table:table-cell table:number-columns-repeated="2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float" office:value="0.00348505" calcext:value-type="float">
            <text:p>0,00348505</text:p>
          </table:table-cell>
          <table:table-cell table:number-columns-repeated="2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0.00271834" calcext:value-type="float">
            <text:p>0,00271834</text:p>
          </table:table-cell>
          <table:table-cell table:number-columns-repeated="2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0.00480937" calcext:value-type="float">
            <text:p>0,00480937</text:p>
          </table:table-cell>
          <table:table-cell table:number-columns-repeated="2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0.00397296" calcext:value-type="float">
            <text:p>0,00397296</text:p>
          </table:table-cell>
          <table:table-cell table:number-columns-repeated="2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0.00348505" calcext:value-type="float">
            <text:p>0,00348505</text:p>
          </table:table-cell>
          <table:table-cell table:number-columns-repeated="2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0.00473967" calcext:value-type="float">
            <text:p>0,00473967</text:p>
          </table:table-cell>
          <table:table-cell table:number-columns-repeated="2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0.00278804" calcext:value-type="float">
            <text:p>0,00278804</text:p>
          </table:table-cell>
          <table:table-cell table:number-columns-repeated="2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0.00418206" calcext:value-type="float">
            <text:p>0,00418206</text:p>
          </table:table-cell>
          <table:table-cell table:number-columns-repeated="2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0.00306684" calcext:value-type="float">
            <text:p>0,00306684</text:p>
          </table:table-cell>
          <table:table-cell table:number-columns-repeated="2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office:value-type="float" office:value="0.00292744" calcext:value-type="float">
            <text:p>0,00292744</text:p>
          </table:table-cell>
          <table:table-cell table:number-columns-repeated="2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office:value-type="float" office:value="0.00404266" calcext:value-type="float">
            <text:p>0,00404266</text:p>
          </table:table-cell>
          <table:table-cell table:number-columns-repeated="2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0.00487907" calcext:value-type="float">
            <text:p>0,00487907</text:p>
          </table:table-cell>
          <table:table-cell table:number-columns-repeated="2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0.00529727" calcext:value-type="float">
            <text:p>0,00529727</text:p>
          </table:table-cell>
          <table:table-cell table:number-columns-repeated="2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00348505" calcext:value-type="float">
            <text:p>0,000348505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0.00348505" calcext:value-type="float">
            <text:p>0,00348505</text:p>
          </table:table-cell>
          <table:table-cell table:number-columns-repeated="2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office:value-type="float" office:value="0.00327595" calcext:value-type="float">
            <text:p>0,00327595</text:p>
          </table:table-cell>
          <table:table-cell table:number-columns-repeated="2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0.00404266" calcext:value-type="float">
            <text:p>0,00404266</text:p>
          </table:table-cell>
          <table:table-cell table:number-columns-repeated="2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0.00355475" calcext:value-type="float">
            <text:p>0,00355475</text:p>
          </table:table-cell>
          <table:table-cell table:number-columns-repeated="2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0.00425176" calcext:value-type="float">
            <text:p>0,00425176</text:p>
          </table:table-cell>
          <table:table-cell table:number-columns-repeated="2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0.00466997" calcext:value-type="float">
            <text:p>0,00466997</text:p>
          </table:table-cell>
          <table:table-cell table:number-columns-repeated="2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0.00369415" calcext:value-type="float">
            <text:p>0,00369415</text:p>
          </table:table-cell>
          <table:table-cell table:number-columns-repeated="2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0.00411236" calcext:value-type="float">
            <text:p>0,00411236</text:p>
          </table:table-cell>
          <table:table-cell table:number-columns-repeated="2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0.00432146" calcext:value-type="float">
            <text:p>0,00432146</text:p>
          </table:table-cell>
          <table:table-cell table:number-columns-repeated="2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0.00397296" calcext:value-type="float">
            <text:p>0,00397296</text:p>
          </table:table-cell>
          <table:table-cell table:number-columns-repeated="2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0.00362445" calcext:value-type="float">
            <text:p>0,00362445</text:p>
          </table:table-cell>
          <table:table-cell table:number-columns-repeated="2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0.00327595" calcext:value-type="float">
            <text:p>0,00327595</text:p>
          </table:table-cell>
          <table:table-cell table:number-columns-repeated="2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0.00334565" calcext:value-type="float">
            <text:p>0,00334565</text:p>
          </table:table-cell>
          <table:table-cell table:number-columns-repeated="2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0.00390326" calcext:value-type="float">
            <text:p>0,00390326</text:p>
          </table:table-cell>
          <table:table-cell table:number-columns-repeated="2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0.00466997" calcext:value-type="float">
            <text:p>0,00466997</text:p>
          </table:table-cell>
          <table:table-cell table:number-columns-repeated="2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0.00320625" calcext:value-type="float">
            <text:p>0,00320625</text:p>
          </table:table-cell>
          <table:table-cell table:number-columns-repeated="2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0.00271834" calcext:value-type="float">
            <text:p>0,00271834</text:p>
          </table:table-cell>
          <table:table-cell table:number-columns-repeated="2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00376385" calcext:value-type="float">
            <text:p>0,00376385</text:p>
          </table:table-cell>
          <table:table-cell table:number-columns-repeated="2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00439116" calcext:value-type="float">
            <text:p>0,00439116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43:51.589033181</meta:creation-date>
    <dc:date>2023-04-24T17:27:20.961167868</dc:date>
    <meta:editing-duration>PT46M10S</meta:editing-duration>
    <meta:editing-cycles>7</meta:editing-cycles>
    <meta:generator>LibreOffice/7.3.7.2$Linux_X86_64 LibreOffice_project/30$Build-2</meta:generator>
    <meta:document-statistic meta:table-count="1" meta:cell-count="974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7cm" svg:height="10.537cm" xlink:href=".." xlink:type="simple" chart:class="chart:bar" chart:style-name="ch1">
        <chart:legend chart:legend-position="end" svg:x="12.706cm" svg:y="4.72cm" style:legend-expansion="high" chart:style-name="ch2"/>
        <chart:plot-area chart:style-name="ch3" table:cell-range-address="Лист1.Z41:Лист1.Z41 Лист1.B31:Лист1.C33 Лист1.A32:Лист1.A33" chart:data-source-has-labels="both" svg:x="0.338cm" svg:y="0.21cm" svg:width="12.03cm" svg:height="10.117cm">
          <chart:coordinate-region svg:x="1.065cm" svg:y="0.409cm" svg:width="11.303cm" svg:height="9.271cm"/>
          <chart:axis chart:dimension="x" chart:name="primary-x" chart:style-name="ch4" chartooo:axis-type="auto">
            <chartooo:date-scale/>
            <chart:categories table:cell-range-address="Лист1.B31:Лист1.C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32:Лист1.C32" chart:label-cell-address="Лист1.A32:Лист1.A32" chart:class="chart:bar">
            <chart:data-point chart:repeated="2"/>
          </chart:series>
          <chart:series chart:style-name="ch8" chart:values-cell-range-address="Лист1.B33:Лист1.C33" chart:label-cell-address="Лист1.A33:Лист1.A3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)</text:p>
                <draw:g>
                  <svg:desc>Лист1.B31:Лист1.C31</svg:desc>
                </draw:g>
              </table:table-cell>
              <table:table-cell office:value-type="string">
                <text:p>P(1)</text:p>
              </table:table-cell>
            </table:table-row>
          </table:table-header-rows>
          <table:table-rows>
            <table:table-row>
              <table:table-cell office:value-type="string">
                <text:p>До маскирования</text:p>
                <draw:g>
                  <svg:desc>Лист1.A32:Лист1.A32</svg:desc>
                </draw:g>
              </table:table-cell>
              <table:table-cell office:value-type="float" office:value="0.54981">
                <text:p>0.54981</text:p>
                <draw:g>
                  <svg:desc>Лист1.B32:Лист1.C32</svg:desc>
                </draw:g>
              </table:table-cell>
              <table:table-cell office:value-type="float" office:value="0.45019">
                <text:p>0.45019</text:p>
              </table:table-cell>
            </table:table-row>
            <table:table-row>
              <table:table-cell office:value-type="string">
                <text:p>После маскирования </text:p>
                <draw:g>
                  <svg:desc>Лист1.A33:Лист1.A33</svg:desc>
                </draw:g>
              </table:table-cell>
              <table:table-cell office:value-type="float" office:value="0.499983">
                <text:p>0.499983</text:p>
                <draw:g>
                  <svg:desc>Лист1.B33:Лист1.C33</svg:desc>
                </draw:g>
              </table:table-cell>
              <table:table-cell office:value-type="float" office:value="0.500017">
                <text:p>0.500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08cm" svg:height="10.537cm" xlink:href=".." xlink:type="simple" chart:class="chart:bar" chart:style-name="ch1">
        <chart:legend chart:legend-position="end" svg:x="12.687cm" svg:y="4.72cm" style:legend-expansion="high" chart:style-name="ch2"/>
        <chart:plot-area chart:style-name="ch3" table:cell-range-address="Лист1.D31:Лист1.G33 Лист1.A32:Лист1.A33" chart:data-source-has-labels="both" svg:x="0.367cm" svg:y="-0.001cm" svg:width="12.015cm" svg:height="10.115cm">
          <chart:coordinate-region svg:x="1.094cm" svg:y="0.198cm" svg:width="11.288cm" svg:height="9.269cm"/>
          <chart:axis chart:dimension="x" chart:name="primary-x" chart:style-name="ch4" chartooo:axis-type="auto">
            <chartooo:date-scale/>
            <chart:categories table:cell-range-address="Лист1.D31:Лист1.G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D32:Лист1.G32" chart:label-cell-address="Лист1.A32:Лист1.A32" chart:class="chart:bar">
            <chart:data-point chart:repeated="4"/>
          </chart:series>
          <chart:series chart:style-name="ch8" chart:values-cell-range-address="Лист1.D33:Лист1.G33" chart:label-cell-address="Лист1.A33:Лист1.A3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)</text:p>
                <draw:g>
                  <svg:desc>Лист1.D31:Лист1.G31</svg:desc>
                </draw:g>
              </table:table-cell>
              <table:table-cell office:value-type="string">
                <text:p>P(01)</text:p>
              </table:table-cell>
              <table:table-cell office:value-type="string">
                <text:p>P(10)</text:p>
              </table:table-cell>
              <table:table-cell office:value-type="string">
                <text:p>P(11)</text:p>
              </table:table-cell>
            </table:table-row>
          </table:table-header-rows>
          <table:table-rows>
            <table:table-row>
              <table:table-cell office:value-type="string">
                <text:p>До маскирования</text:p>
                <draw:g>
                  <svg:desc>Лист1.A32:Лист1.A32</svg:desc>
                </draw:g>
              </table:table-cell>
              <table:table-cell office:value-type="float" office:value="0.294812">
                <text:p>0.294812</text:p>
                <draw:g>
                  <svg:desc>Лист1.D32:Лист1.G32</svg:desc>
                </draw:g>
              </table:table-cell>
              <table:table-cell office:value-type="float" office:value="0.254995">
                <text:p>0.254995</text:p>
              </table:table-cell>
              <table:table-cell office:value-type="float" office:value="0.254995">
                <text:p>0.254995</text:p>
              </table:table-cell>
              <table:table-cell office:value-type="float" office:value="0.195199">
                <text:p>0.195199</text:p>
              </table:table-cell>
            </table:table-row>
            <table:table-row>
              <table:table-cell office:value-type="string">
                <text:p>После маскирования </text:p>
                <draw:g>
                  <svg:desc>Лист1.A33:Лист1.A33</svg:desc>
                </draw:g>
              </table:table-cell>
              <table:table-cell office:value-type="float" office:value="0.24941">
                <text:p>0.24941</text:p>
                <draw:g>
                  <svg:desc>Лист1.D33:Лист1.G33</svg:desc>
                </draw:g>
              </table:table-cell>
              <table:table-cell office:value-type="float" office:value="0.250647">
                <text:p>0.250647</text:p>
              </table:table-cell>
              <table:table-cell office:value-type="float" office:value="0.250638">
                <text:p>0.250638</text:p>
              </table:table-cell>
              <table:table-cell office:value-type="float" office:value="0.249305">
                <text:p>0.249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08cm" svg:height="10.537cm" xlink:href=".." xlink:type="simple" chart:class="chart:bar" chart:style-name="ch1">
        <chart:legend chart:legend-position="end" svg:x="12.687cm" svg:y="4.72cm" style:legend-expansion="high" chart:style-name="ch2"/>
        <chart:plot-area chart:style-name="ch3" table:cell-range-address="Лист1.H31:Лист1.O33 Лист1.A32:Лист1.A33" chart:data-source-has-labels="both" svg:x="0.367cm" svg:y="-0.001cm" svg:width="12.015cm" svg:height="10.115cm">
          <chart:coordinate-region svg:x="1.094cm" svg:y="0.198cm" svg:width="11.288cm" svg:height="9.269cm"/>
          <chart:axis chart:dimension="x" chart:name="primary-x" chart:style-name="ch4" chartooo:axis-type="auto">
            <chartooo:date-scale/>
            <chart:categories table:cell-range-address="Лист1.H31:Лист1.O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H32:Лист1.O32" chart:label-cell-address="Лист1.A32:Лист1.A32" chart:class="chart:bar">
            <chart:data-point chart:repeated="8"/>
          </chart:series>
          <chart:series chart:style-name="ch8" chart:values-cell-range-address="Лист1.H33:Лист1.O33" chart:label-cell-address="Лист1.A33:Лист1.A33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0)</text:p>
                <draw:g>
                  <svg:desc>Лист1.H31:Лист1.O31</svg:desc>
                </draw:g>
              </table:table-cell>
              <table:table-cell office:value-type="string">
                <text:p>P(001)</text:p>
              </table:table-cell>
              <table:table-cell office:value-type="string">
                <text:p>P(010)</text:p>
              </table:table-cell>
              <table:table-cell office:value-type="string">
                <text:p>P(011)</text:p>
              </table:table-cell>
              <table:table-cell office:value-type="string">
                <text:p>P(100)</text:p>
              </table:table-cell>
              <table:table-cell office:value-type="string">
                <text:p>P(101)</text:p>
              </table:table-cell>
              <table:table-cell office:value-type="string">
                <text:p>P(110)</text:p>
              </table:table-cell>
              <table:table-cell office:value-type="string">
                <text:p>P1(111)</text:p>
              </table:table-cell>
            </table:table-row>
          </table:table-header-rows>
          <table:table-rows>
            <table:table-row>
              <table:table-cell office:value-type="string">
                <text:p>До маскирования</text:p>
                <draw:g>
                  <svg:desc>Лист1.A32:Лист1.A32</svg:desc>
                </draw:g>
              </table:table-cell>
              <table:table-cell office:value-type="float" office:value="0.157239">
                <text:p>0.157239</text:p>
                <draw:g>
                  <svg:desc>Лист1.H32:Лист1.O32</svg:desc>
                </draw:g>
              </table:table-cell>
              <table:table-cell office:value-type="float" office:value="0.137566">
                <text:p>0.137566</text:p>
              </table:table-cell>
              <table:table-cell office:value-type="float" office:value="0.118241">
                <text:p>0.118241</text:p>
              </table:table-cell>
              <table:table-cell office:value-type="float" office:value="0.136756">
                <text:p>0.136756</text:p>
              </table:table-cell>
              <table:table-cell office:value-type="float" office:value="0.137575">
                <text:p>0.137575</text:p>
              </table:table-cell>
              <table:table-cell office:value-type="float" office:value="0.117422">
                <text:p>0.117422</text:p>
              </table:table-cell>
              <table:table-cell office:value-type="float" office:value="0.136756">
                <text:p>0.136756</text:p>
              </table:table-cell>
              <table:table-cell office:value-type="float" office:value="0.0584453">
                <text:p>0.0584453</text:p>
              </table:table-cell>
            </table:table-row>
            <table:table-row>
              <table:table-cell office:value-type="string">
                <text:p>После маскирования </text:p>
                <draw:g>
                  <svg:desc>Лист1.A33:Лист1.A33</svg:desc>
                </draw:g>
              </table:table-cell>
              <table:table-cell office:value-type="float" office:value="0.124436">
                <text:p>0.124436</text:p>
                <draw:g>
                  <svg:desc>Лист1.H33:Лист1.O33</svg:desc>
                </draw:g>
              </table:table-cell>
              <table:table-cell office:value-type="float" office:value="0.125211">
                <text:p>0.125211</text:p>
              </table:table-cell>
              <table:table-cell office:value-type="float" office:value="0.12644">
                <text:p>0.12644</text:p>
              </table:table-cell>
              <table:table-cell office:value-type="float" office:value="0.124331">
                <text:p>0.124331</text:p>
              </table:table-cell>
              <table:table-cell office:value-type="float" office:value="0.125211">
                <text:p>0.125211</text:p>
              </table:table-cell>
              <table:table-cell office:value-type="float" office:value="0.12556">
                <text:p>0.12556</text:p>
              </table:table-cell>
              <table:table-cell office:value-type="float" office:value="0.124331">
                <text:p>0.124331</text:p>
              </table:table-cell>
              <table:table-cell office:value-type="float" office:value="0.124479">
                <text:p>0.124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29cm" svg:height="10.421cm" xlink:href=".." xlink:type="simple" chart:class="chart:bar" chart:style-name="ch1">
        <chart:legend chart:legend-position="end" svg:x="18.608cm" svg:y="4.662cm" style:legend-expansion="high" chart:style-name="ch2"/>
        <chart:plot-area chart:style-name="ch3" table:cell-range-address="Лист1.P31:Лист1.AE33 Лист1.A32:Лист1.A33" chart:data-source-has-labels="both" svg:x="0.748cm" svg:y="-0.007cm" svg:width="16.984cm" svg:height="9.471cm">
          <chart:coordinate-region svg:x="1.475cm" svg:y="0.193cm" svg:width="16.257cm" svg:height="7.899cm"/>
          <chart:axis chart:dimension="x" chart:name="primary-x" chart:style-name="ch4" chartooo:axis-type="auto">
            <chartooo:date-scale/>
            <chart:categories table:cell-range-address="Лист1.P31:Лист1.AE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P32:Лист1.AE32" chart:label-cell-address="Лист1.A32:Лист1.A32" chart:class="chart:bar">
            <chart:data-point chart:repeated="16"/>
          </chart:series>
          <chart:series chart:style-name="ch8" chart:values-cell-range-address="Лист1.P33:Лист1.AE33" chart:label-cell-address="Лист1.A33:Лист1.A33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0000)</text:p>
                <draw:g>
                  <svg:desc>Лист1.P31:Лист1.AE31</svg:desc>
                </draw:g>
              </table:table-cell>
              <table:table-cell office:value-type="string">
                <text:p>P(0001)</text:p>
              </table:table-cell>
              <table:table-cell office:value-type="string">
                <text:p>P(0010)</text:p>
              </table:table-cell>
              <table:table-cell office:value-type="string">
                <text:p>P(0011)</text:p>
              </table:table-cell>
              <table:table-cell office:value-type="string">
                <text:p>P(0100)</text:p>
              </table:table-cell>
              <table:table-cell office:value-type="string">
                <text:p>P(0101)</text:p>
              </table:table-cell>
              <table:table-cell office:value-type="string">
                <text:p>P(0110)</text:p>
              </table:table-cell>
              <table:table-cell office:value-type="string">
                <text:p>P(0111)</text:p>
              </table:table-cell>
              <table:table-cell office:value-type="string">
                <text:p>P(1000)</text:p>
              </table:table-cell>
              <table:table-cell office:value-type="string">
                <text:p>P(1001)</text:p>
              </table:table-cell>
              <table:table-cell office:value-type="string">
                <text:p>P(1010)</text:p>
              </table:table-cell>
              <table:table-cell office:value-type="string">
                <text:p>P(1011)</text:p>
              </table:table-cell>
              <table:table-cell office:value-type="string">
                <text:p>P(1100)</text:p>
              </table:table-cell>
              <table:table-cell office:value-type="string">
                <text:p>P(1101)</text:p>
              </table:table-cell>
              <table:table-cell office:value-type="string">
                <text:p>P(1110)</text:p>
              </table:table-cell>
              <table:table-cell office:value-type="string">
                <text:p>P(1111)</text:p>
              </table:table-cell>
            </table:table-row>
          </table:table-header-rows>
          <table:table-rows>
            <table:table-row>
              <table:table-cell office:value-type="string">
                <text:p>До маскирования</text:p>
                <draw:g>
                  <svg:desc>Лист1.A32:Лист1.A32</svg:desc>
                </draw:g>
              </table:table-cell>
              <table:table-cell office:value-type="float" office:value="0.0899253">
                <text:p>0.0899253</text:p>
                <draw:g>
                  <svg:desc>Лист1.P32:Лист1.AE32</svg:desc>
                </draw:g>
              </table:table-cell>
              <table:table-cell office:value-type="float" office:value="0.0673068">
                <text:p>0.0673068</text:p>
              </table:table-cell>
              <table:table-cell office:value-type="float" office:value="0.0659476">
                <text:p>0.0659476</text:p>
              </table:table-cell>
              <table:table-cell office:value-type="float" office:value="0.0716196">
                <text:p>0.0716196</text:p>
              </table:table-cell>
              <table:table-cell office:value-type="float" office:value="0.0703911">
                <text:p>0.0703911</text:p>
              </table:table-cell>
              <table:table-cell office:value-type="float" office:value="0.047851">
                <text:p>0.047851</text:p>
              </table:table-cell>
              <table:table-cell office:value-type="float" office:value="0.0874857">
                <text:p>0.0874857</text:p>
              </table:table-cell>
              <table:table-cell office:value-type="float" office:value="0.0492712">
                <text:p>0.0492712</text:p>
              </table:table-cell>
              <table:table-cell office:value-type="float" office:value="0.0673155">
                <text:p>0.0673155</text:p>
              </table:table-cell>
              <table:table-cell office:value-type="float" office:value="0.0702604">
                <text:p>0.0702604</text:p>
              </table:table-cell>
              <table:table-cell office:value-type="float" office:value="0.0522945">
                <text:p>0.0522945</text:p>
              </table:table-cell>
              <table:table-cell office:value-type="float" office:value="0.0651286">
                <text:p>0.0651286</text:p>
              </table:table-cell>
              <table:table-cell office:value-type="float" office:value="0.0671848">
                <text:p>0.0671848</text:p>
              </table:table-cell>
              <table:table-cell office:value-type="float" office:value="0.0695721">
                <text:p>0.0695721</text:p>
              </table:table-cell>
              <table:table-cell office:value-type="float" office:value="0.0492712">
                <text:p>0.0492712</text:p>
              </table:table-cell>
              <table:table-cell office:value-type="float" office:value="0.00917463">
                <text:p>0.00917463</text:p>
              </table:table-cell>
            </table:table-row>
            <table:table-row>
              <table:table-cell office:value-type="string">
                <text:p>После маскирования </text:p>
                <draw:g>
                  <svg:desc>Лист1.A33:Лист1.A33</svg:desc>
                </draw:g>
              </table:table-cell>
              <table:table-cell office:value-type="float" office:value="0.0623404">
                <text:p>0.0623404</text:p>
                <draw:g>
                  <svg:desc>Лист1.P33:Лист1.AE33</svg:desc>
                </draw:g>
              </table:table-cell>
              <table:table-cell office:value-type="float" office:value="0.0624537">
                <text:p>0.0624537</text:p>
              </table:table-cell>
              <table:table-cell office:value-type="float" office:value="0.0626802">
                <text:p>0.0626802</text:p>
              </table:table-cell>
              <table:table-cell office:value-type="float" office:value="0.0624799">
                <text:p>0.0624799</text:p>
              </table:table-cell>
              <table:table-cell office:value-type="float" office:value="0.0632466">
                <text:p>0.0632466</text:p>
              </table:table-cell>
              <table:table-cell office:value-type="float" office:value="0.0619222">
                <text:p>0.0619222</text:p>
              </table:table-cell>
              <table:table-cell office:value-type="float" office:value="0.0616347">
                <text:p>0.0616347</text:p>
              </table:table-cell>
              <table:table-cell office:value-type="float" office:value="0.0626628">
                <text:p>0.0626628</text:p>
              </table:table-cell>
              <table:table-cell office:value-type="float" office:value="0.0624537">
                <text:p>0.0624537</text:p>
              </table:table-cell>
              <table:table-cell office:value-type="float" office:value="0.0627064">
                <text:p>0.0627064</text:p>
              </table:table-cell>
              <table:table-cell office:value-type="float" office:value="0.0624886">
                <text:p>0.0624886</text:p>
              </table:table-cell>
              <table:table-cell office:value-type="float" office:value="0.0618264">
                <text:p>0.0618264</text:p>
              </table:table-cell>
              <table:table-cell office:value-type="float" office:value="0.0619048">
                <text:p>0.0619048</text:p>
              </table:table-cell>
              <table:table-cell office:value-type="float" office:value="0.0623927">
                <text:p>0.0623927</text:p>
              </table:table-cell>
              <table:table-cell office:value-type="float" office:value="0.0626628">
                <text:p>0.0626628</text:p>
              </table:table-cell>
              <table:table-cell office:value-type="float" office:value="0.064144">
                <text:p>0.0641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567cm" svg:height="11.831cm" xlink:href=".." xlink:type="simple" chart:class="chart:bar" chart:style-name="ch1">
        <chart:legend chart:legend-position="end" svg:x="16.452cm" svg:y="5.367cm" style:legend-expansion="high" chart:style-name="ch2"/>
        <chart:plot-area chart:style-name="ch3" table:cell-range-address="Лист1.G303:Лист1.G303 Лист1.A66:Лист1.C321 Лист1.B65:Лист1.C65" chart:data-source-has-labels="both" svg:x="0.411cm" svg:y="0.236cm" svg:width="15.63cm" svg:height="11.359cm">
          <chart:coordinate-region svg:x="1.323cm" svg:y="0.435cm" svg:width="14.718cm" svg:height="10.236cm"/>
          <chart:axis chart:dimension="x" chart:name="primary-x" chart:style-name="ch4" chartooo:axis-type="auto">
            <chartooo:date-scale/>
            <chart:categories table:cell-range-address="Лист1.A66:Лист1.A3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66:Лист1.B321" chart:label-cell-address="Лист1.B65:Лист1.B65" chart:class="chart:bar">
            <chart:data-point chart:repeated="256"/>
          </chart:series>
          <chart:series chart:style-name="ch8" chart:values-cell-range-address="Лист1.C66:Лист1.C321" chart:label-cell-address="Лист1.C65:Лист1.C65" chart:class="chart:bar"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 маскирования</text:p>
                <draw:g>
                  <svg:desc>Лист1.B65:Лист1.B65</svg:desc>
                </draw:g>
              </table:table-cell>
              <table:table-cell office:value-type="string">
                <text:p>После маскирования</text:p>
                <draw:g>
                  <svg:desc>Лист1.C65:Лист1.C6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66:Лист1.A321</svg:desc>
                </draw:g>
              </table:table-cell>
              <table:table-cell office:value-type="float" office:value="0">
                <text:p>0</text:p>
                <draw:g>
                  <svg:desc>Лист1.B66:Лист1.B321</svg:desc>
                </draw:g>
              </table:table-cell>
              <table:table-cell office:value-type="float" office:value="0.00390326">
                <text:p>0.00390326</text:p>
                <draw:g>
                  <svg:desc>Лист1.C66:Лист1.C32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446086">
                <text:p>0.0044608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0320625">
                <text:p>0.00320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0466997">
                <text:p>0.004669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0460026">
                <text:p>0.0046002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0494877">
                <text:p>0.0049487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0341535">
                <text:p>0.003415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0404266">
                <text:p>0.0040426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262773">
                <text:p>0.0262773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320625">
                <text:p>0.0032062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320625">
                <text:p>0.003206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313654">
                <text:p>0.0031365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439116">
                <text:p>0.0043911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313654">
                <text:p>0.003136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473967">
                <text:p>0.004739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453056">
                <text:p>0.004530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446086">
                <text:p>0.004460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55294">
                <text:p>0.155294</text:p>
              </table:table-cell>
              <table:table-cell office:value-type="float" office:value="0.00418206">
                <text:p>0.004182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906113">
                <text:p>0.000906113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341535">
                <text:p>0.003415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494877">
                <text:p>0.0049487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104551">
                <text:p>0.0104551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292744">
                <text:p>0.0029274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439116">
                <text:p>0.004391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202133">
                <text:p>0.0202133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118492">
                <text:p>0.00118492</text:p>
              </table:table-cell>
              <table:table-cell office:value-type="float" office:value="0.00404266">
                <text:p>0.0040426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341535">
                <text:p>0.00341535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264864">
                <text:p>0.0026486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466997">
                <text:p>0.0046699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195163">
                <text:p>0.00195163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62445">
                <text:p>0.00362445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397296">
                <text:p>0.003972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0397296">
                <text:p>0.0039729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0487907">
                <text:p>0.000487907</text:p>
              </table:table-cell>
              <table:table-cell office:value-type="float" office:value="0.00439116">
                <text:p>0.004391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00494877">
                <text:p>0.0049487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69415">
                <text:p>0.00369415</text:p>
              </table:table-cell>
              <table:table-cell office:value-type="float" office:value="0.00439116">
                <text:p>0.0043911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0906113">
                <text:p>0.000906113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0487907">
                <text:p>0.000487907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0139402">
                <text:p>0.000139402</text:p>
              </table:table-cell>
              <table:table-cell office:value-type="float" office:value="0.00446086">
                <text:p>0.0044608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627309">
                <text:p>0.000627309</text:p>
              </table:table-cell>
              <table:table-cell office:value-type="float" office:value="0.00243953">
                <text:p>0.002439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132432">
                <text:p>0.00132432</text:p>
              </table:table-cell>
              <table:table-cell office:value-type="float" office:value="0.00466997">
                <text:p>0.0046699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0139402">
                <text:p>0.000139402</text:p>
              </table:table-cell>
              <table:table-cell office:value-type="float" office:value="0.00501847">
                <text:p>0.0050184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125462">
                <text:p>0.00125462</text:p>
              </table:table-cell>
              <table:table-cell office:value-type="float" office:value="0.00473967">
                <text:p>0.0047396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230013">
                <text:p>0.00230013</text:p>
              </table:table-cell>
              <table:table-cell office:value-type="float" office:value="0.00418206">
                <text:p>0.004182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0139402">
                <text:p>0.000139402</text:p>
              </table:table-cell>
              <table:table-cell office:value-type="float" office:value="0.00466997">
                <text:p>0.0046699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0906113">
                <text:p>0.000906113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0487907">
                <text:p>0.000487907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0487907">
                <text:p>0.000487907</text:p>
              </table:table-cell>
              <table:table-cell office:value-type="float" office:value="0.00446086">
                <text:p>0.0044608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271834">
                <text:p>0.00271834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418206">
                <text:p>0.000418206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00446086">
                <text:p>0.0044608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0348505">
                <text:p>0.000348505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118492">
                <text:p>0.00118492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418206">
                <text:p>0.00418206</text:p>
              </table:table-cell>
              <table:table-cell office:value-type="float" office:value="0.00473967">
                <text:p>0.004739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278804">
                <text:p>0.000278804</text:p>
              </table:table-cell>
              <table:table-cell office:value-type="float" office:value="0.00453056">
                <text:p>0.004530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06684">
                <text:p>0.00306684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00306684">
                <text:p>0.003066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0209103">
                <text:p>0.000209103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00404266">
                <text:p>0.0040426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00446086">
                <text:p>0.0044608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0439116">
                <text:p>0.0043911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554123">
                <text:p>0.0554123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118492">
                <text:p>0.0118492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180526">
                <text:p>0.0180526</text:p>
              </table:table-cell>
              <table:table-cell office:value-type="float" office:value="0.00460026">
                <text:p>0.004600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06357">
                <text:p>0.0406357</text:p>
              </table:table-cell>
              <table:table-cell office:value-type="float" office:value="0.00501847">
                <text:p>0.0050184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983481">
                <text:p>0.0983481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181223">
                <text:p>0.0181223</text:p>
              </table:table-cell>
              <table:table-cell office:value-type="float" office:value="0.00313654">
                <text:p>0.0031365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154736">
                <text:p>0.0154736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483028">
                <text:p>0.0483028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505332">
                <text:p>0.0505332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557608">
                <text:p>0.000557608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494877">
                <text:p>0.00494877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31226">
                <text:p>0.031226</text:p>
              </table:table-cell>
              <table:table-cell office:value-type="float" office:value="0.00439116">
                <text:p>0.0043911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211194">
                <text:p>0.0211194</text:p>
              </table:table-cell>
              <table:table-cell office:value-type="float" office:value="0.00299714">
                <text:p>0.002997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02544">
                <text:p>0.0502544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531121">
                <text:p>0.0531121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130341">
                <text:p>0.0130341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0557608">
                <text:p>0.000557608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44748">
                <text:p>0.044748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506726">
                <text:p>0.0506726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618945">
                <text:p>0.0618945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20283">
                <text:p>0.020283</text:p>
              </table:table-cell>
              <table:table-cell office:value-type="float" office:value="0.00473967">
                <text:p>0.0047396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794591">
                <text:p>0.00794591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167282">
                <text:p>0.0167282</text:p>
              </table:table-cell>
              <table:table-cell office:value-type="float" office:value="0.00341535">
                <text:p>0.003415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118492">
                <text:p>0.00118492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144281">
                <text:p>0.0144281</text:p>
              </table:table-cell>
              <table:table-cell office:value-type="float" office:value="0.00271834">
                <text:p>0.0027183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418206">
                <text:p>0.000418206</text:p>
              </table:table-cell>
              <table:table-cell office:value-type="float" office:value="0.00466997">
                <text:p>0.0046699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0348505">
                <text:p>0.000348505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.00418206">
                <text:p>0.0041820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.00466997">
                <text:p>0.0046699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00473967">
                <text:p>0.0047396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0487907">
                <text:p>0.0048790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.00341535">
                <text:p>0.0034153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.00250924">
                <text:p>0.0025092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480937">
                <text:p>0.0048093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0397296">
                <text:p>0.0039729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0348505">
                <text:p>0.000348505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.00460026">
                <text:p>0.004600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0397296">
                <text:p>0.003972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.00320625">
                <text:p>0.0032062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.00418206">
                <text:p>0.0041820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.00320625">
                <text:p>0.003206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.00418206">
                <text:p>0.0041820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.00341535">
                <text:p>0.0034153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.00320625">
                <text:p>0.003206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.00439116">
                <text:p>0.0043911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.00404266">
                <text:p>0.0040426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.00404266">
                <text:p>0.0040426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418206">
                <text:p>0.0041820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.00473967">
                <text:p>0.0047396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.00341535">
                <text:p>0.003415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.00313654">
                <text:p>0.0031365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.00460026">
                <text:p>0.0046002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.00453056">
                <text:p>0.0045305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.00404266">
                <text:p>0.0040426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.00418206">
                <text:p>0.00418206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.00453056">
                <text:p>0.0045305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.00383355">
                <text:p>0.0038335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.00480937">
                <text:p>0.0048093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.00480937">
                <text:p>0.004809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.00487907">
                <text:p>0.00487907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.00306684">
                <text:p>0.0030668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00306684">
                <text:p>0.0030668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.00271834">
                <text:p>0.0027183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.00480937">
                <text:p>0.0048093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.00397296">
                <text:p>0.0039729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.00473967">
                <text:p>0.0047396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.00278804">
                <text:p>0.0027880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.00418206">
                <text:p>0.0041820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.00306684">
                <text:p>0.0030668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.00292744">
                <text:p>0.0029274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.00404266">
                <text:p>0.0040426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.00487907">
                <text:p>0.0048790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.00529727">
                <text:p>0.0052972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0348505">
                <text:p>0.000348505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.00348505">
                <text:p>0.0034850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.00404266">
                <text:p>0.0040426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.00355475">
                <text:p>0.0035547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.00425176">
                <text:p>0.004251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.00466997">
                <text:p>0.00466997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.00369415">
                <text:p>0.0036941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.00411236">
                <text:p>0.0041123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.00432146">
                <text:p>0.0043214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.00397296">
                <text:p>0.0039729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.00362445">
                <text:p>0.0036244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.00327595">
                <text:p>0.0032759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.00334565">
                <text:p>0.0033456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.00390326">
                <text:p>0.0039032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.00466997">
                <text:p>0.0046699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.00320625">
                <text:p>0.0032062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.00271834">
                <text:p>0.0027183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.00376385">
                <text:p>0.0037638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.00439116">
                <text:p>0.004391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7cm" svg:height="10.537cm" xlink:href=".." xlink:type="simple" chart:class="chart:bar" chart:style-name="ch1">
        <chart:legend chart:legend-position="end" svg:x="12.706cm" svg:y="4.72cm" style:legend-expansion="high" chart:style-name="ch2"/>
        <chart:plot-area chart:style-name="ch3" table:cell-range-address="Лист1.E36:Лист1.G38 Лист1.A32:Лист1.A33" chart:data-source-has-labels="both" svg:x="0.338cm" svg:y="0.21cm" svg:width="12.03cm" svg:height="10.117cm">
          <chart:coordinate-region svg:x="1.065cm" svg:y="0.409cm" svg:width="11.303cm" svg:height="9.271cm"/>
          <chart:axis chart:dimension="x" chart:name="primary-x" chart:style-name="ch4" chartooo:axis-type="auto">
            <chartooo:date-scale/>
            <chart:categories table:cell-range-address="Лист1.E36:Лист1.G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37:Лист1.G37" chart:label-cell-address="Лист1.A32:Лист1.A32" chart:class="chart:bar">
            <chart:data-point chart:repeated="3"/>
          </chart:series>
          <chart:series chart:style-name="ch8" chart:values-cell-range-address="Лист1.E38:Лист1.G38" chart:label-cell-address="Лист1.A33:Лист1.A3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E36:Лист1.G36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</table:table-row>
          </table:table-header-rows>
          <table:table-rows>
            <table:table-row>
              <table:table-cell office:value-type="string">
                <text:p>До маскирования</text:p>
                <draw:g>
                  <svg:desc>Лист1.A32:Лист1.A32</svg:desc>
                </draw:g>
              </table:table-cell>
              <table:table-cell office:value-type="float" office:value="0.294812">
                <text:p>0.294812</text:p>
                <draw:g>
                  <svg:desc>Лист1.E37:Лист1.G37</svg:desc>
                </draw:g>
              </table:table-cell>
              <table:table-cell office:value-type="float" office:value="0.509989">
                <text:p>0.509989</text:p>
              </table:table-cell>
              <table:table-cell office:value-type="float" office:value="0.195199">
                <text:p>0.195199</text:p>
              </table:table-cell>
            </table:table-row>
            <table:table-row>
              <table:table-cell office:value-type="string">
                <text:p>После маскирования </text:p>
                <draw:g>
                  <svg:desc>Лист1.A33:Лист1.A33</svg:desc>
                </draw:g>
              </table:table-cell>
              <table:table-cell office:value-type="float" office:value="0.24941">
                <text:p>0.24941</text:p>
                <draw:g>
                  <svg:desc>Лист1.E38:Лист1.G38</svg:desc>
                </draw:g>
              </table:table-cell>
              <table:table-cell office:value-type="float" office:value="0.501285">
                <text:p>0.501285</text:p>
              </table:table-cell>
              <table:table-cell office:value-type="float" office:value="0.249305">
                <text:p>0.24930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7cm" svg:height="10.537cm" xlink:href=".." xlink:type="simple" chart:class="chart:bar" chart:style-name="ch1">
        <chart:legend chart:legend-position="end" svg:x="12.706cm" svg:y="4.72cm" style:legend-expansion="high" chart:style-name="ch2"/>
        <chart:plot-area chart:style-name="ch3" table:cell-range-address="Лист1.I36:Лист1.L38 Лист1.A32:Лист1.A33" chart:data-source-has-labels="both" svg:x="0.338cm" svg:y="0.21cm" svg:width="12.03cm" svg:height="10.117cm">
          <chart:coordinate-region svg:x="1.065cm" svg:y="0.409cm" svg:width="11.303cm" svg:height="9.271cm"/>
          <chart:axis chart:dimension="x" chart:name="primary-x" chart:style-name="ch4" chartooo:axis-type="auto">
            <chartooo:date-scale/>
            <chart:categories table:cell-range-address="Лист1.I36:Лист1.L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I37:Лист1.L37" chart:label-cell-address="Лист1.A32:Лист1.A32" chart:class="chart:bar">
            <chart:data-point chart:repeated="4"/>
          </chart:series>
          <chart:series chart:style-name="ch8" chart:values-cell-range-address="Лист1.I38:Лист1.L38" chart:label-cell-address="Лист1.A33:Лист1.A3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I36:Лист1.L36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  <table:table-cell office:value-type="string">
                <text:p>Три единицы</text:p>
              </table:table-cell>
            </table:table-row>
          </table:table-header-rows>
          <table:table-rows>
            <table:table-row>
              <table:table-cell office:value-type="string">
                <text:p>До маскирования</text:p>
                <draw:g>
                  <svg:desc>Лист1.A32:Лист1.A32</svg:desc>
                </draw:g>
              </table:table-cell>
              <table:table-cell office:value-type="float" office:value="0.157239">
                <text:p>0.157239</text:p>
                <draw:g>
                  <svg:desc>Лист1.I37:Лист1.L37</svg:desc>
                </draw:g>
              </table:table-cell>
              <table:table-cell office:value-type="float" office:value="0.393382">
                <text:p>0.393382</text:p>
              </table:table-cell>
              <table:table-cell office:value-type="float" office:value="0.390933">
                <text:p>0.390933</text:p>
              </table:table-cell>
              <table:table-cell office:value-type="float" office:value="0.0584453">
                <text:p>0.0584453</text:p>
              </table:table-cell>
            </table:table-row>
            <table:table-row>
              <table:table-cell office:value-type="string">
                <text:p>После маскирования </text:p>
                <draw:g>
                  <svg:desc>Лист1.A33:Лист1.A33</svg:desc>
                </draw:g>
              </table:table-cell>
              <table:table-cell office:value-type="float" office:value="0.124436">
                <text:p>0.124436</text:p>
                <draw:g>
                  <svg:desc>Лист1.I38:Лист1.L38</svg:desc>
                </draw:g>
              </table:table-cell>
              <table:table-cell office:value-type="float" office:value="0.376862">
                <text:p>0.376862</text:p>
              </table:table-cell>
              <table:table-cell office:value-type="float" office:value="0.374222">
                <text:p>0.374222</text:p>
              </table:table-cell>
              <table:table-cell office:value-type="float" office:value="0.124479">
                <text:p>0.12447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7cm" svg:height="10.537cm" xlink:href=".." xlink:type="simple" chart:class="chart:bar" chart:style-name="ch1">
        <chart:legend chart:legend-position="end" svg:x="12.706cm" svg:y="4.72cm" style:legend-expansion="high" chart:style-name="ch2"/>
        <chart:plot-area chart:style-name="ch3" table:cell-range-address="Лист1.N36:Лист1.R38 Лист1.A32:Лист1.A33" chart:data-source-has-labels="both" svg:x="0.338cm" svg:y="0.21cm" svg:width="12.03cm" svg:height="10.117cm">
          <chart:coordinate-region svg:x="1.065cm" svg:y="0.409cm" svg:width="11.303cm" svg:height="9.271cm"/>
          <chart:axis chart:dimension="x" chart:name="primary-x" chart:style-name="ch4" chartooo:axis-type="auto">
            <chartooo:date-scale/>
            <chart:categories table:cell-range-address="Лист1.N36:Лист1.R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N37:Лист1.R37" chart:label-cell-address="Лист1.A32:Лист1.A32" chart:class="chart:bar">
            <chart:data-point chart:repeated="5"/>
          </chart:series>
          <chart:series chart:style-name="ch8" chart:values-cell-range-address="Лист1.N38:Лист1.R38" chart:label-cell-address="Лист1.A33:Лист1.A3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Нет единиц </text:p>
                <draw:g>
                  <svg:desc>Лист1.N36:Лист1.R36</svg:desc>
                </draw:g>
              </table:table-cell>
              <table:table-cell office:value-type="string">
                <text:p>Одна единица </text:p>
              </table:table-cell>
              <table:table-cell office:value-type="string">
                <text:p>Две единицы</text:p>
              </table:table-cell>
              <table:table-cell office:value-type="string">
                <text:p>Три единицы</text:p>
              </table:table-cell>
              <table:table-cell office:value-type="string">
                <text:p>4 единицы</text:p>
              </table:table-cell>
            </table:table-row>
          </table:table-header-rows>
          <table:table-rows>
            <table:table-row>
              <table:table-cell office:value-type="string">
                <text:p>До маскирования</text:p>
                <draw:g>
                  <svg:desc>Лист1.A32:Лист1.A32</svg:desc>
                </draw:g>
              </table:table-cell>
              <table:table-cell office:value-type="float" office:value="0.0899253">
                <text:p>0.0899253</text:p>
                <draw:g>
                  <svg:desc>Лист1.N37:Лист1.R37</svg:desc>
                </draw:g>
              </table:table-cell>
              <table:table-cell office:value-type="float" office:value="0.270961">
                <text:p>0.270961</text:p>
              </table:table-cell>
              <table:table-cell office:value-type="float" office:value="0.464012">
                <text:p>0.464012</text:p>
              </table:table-cell>
              <table:table-cell office:value-type="float" office:value="0.233243">
                <text:p>0.233243</text:p>
              </table:table-cell>
              <table:table-cell office:value-type="float" office:value="0.00917463">
                <text:p>0.00917463</text:p>
              </table:table-cell>
            </table:table-row>
            <table:table-row>
              <table:table-cell office:value-type="string">
                <text:p>После маскирования </text:p>
                <draw:g>
                  <svg:desc>Лист1.A33:Лист1.A33</svg:desc>
                </draw:g>
              </table:table-cell>
              <table:table-cell office:value-type="float" office:value="0.0623404">
                <text:p>0.0623404</text:p>
                <draw:g>
                  <svg:desc>Лист1.N38:Лист1.R38</svg:desc>
                </draw:g>
              </table:table-cell>
              <table:table-cell office:value-type="float" office:value="0.250834">
                <text:p>0.250834</text:p>
              </table:table-cell>
              <table:table-cell office:value-type="float" office:value="0.43559">
                <text:p>0.43559</text:p>
              </table:table-cell>
              <table:table-cell office:value-type="float" office:value="0.249545">
                <text:p>0.249545</text:p>
              </table:table-cell>
              <table:table-cell office:value-type="float" office:value="0.064144">
                <text:p>0.06414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7cm" xlink:href=".." xlink:type="simple" chart:class="chart:line" chart:style-name="ch1">
        <chart:legend chart:legend-position="end" svg:x="11.285cm" svg:y="3.955cm" style:legend-expansion="high" chart:style-name="ch2"/>
        <chart:plot-area chart:style-name="ch3" table:cell-range-address="Лист1.E94:Лист1.F126" chart:data-source-has-labels="row" svg:x="0.319cm" svg:y="0.18cm" svg:width="10.647cm" svg:height="8.647cm">
          <chart:coordinate-region svg:x="1.152cm" svg:y="0.379cm" svg:width="9.814cm" svg:height="8.2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95:Лист1.E126" chart:label-cell-address="Лист1.E94:Лист1.E94" chart:class="chart:line">
            <chart:data-point chart:repeated="32"/>
          </chart:series>
          <chart:series chart:style-name="ch8" chart:values-cell-range-address="Лист1.F95:Лист1.F126" chart:label-cell-address="Лист1.F94:Лист1.F94" chart:class="chart:line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о маскирования</text:p>
                <draw:g>
                  <svg:desc>Лист1.E94:Лист1.E94</svg:desc>
                </draw:g>
              </table:table-cell>
              <table:table-cell office:value-type="string">
                <text:p>После маскирования</text:p>
                <draw:g>
                  <svg:desc>Лист1.F94:Лист1.F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E95:Лист1.E126</svg:desc>
                </draw:g>
              </table:table-cell>
              <table:table-cell office:value-type="float" office:value="1">
                <text:p>1</text:p>
                <draw:g>
                  <svg:desc>Лист1.F95:Лист1.F1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8301">
                <text:p>0.318301</text:p>
              </table:table-cell>
              <table:table-cell office:value-type="float" office:value="0.00382487">
                <text:p>0.00382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8313">
                <text:p>0.318313</text:p>
              </table:table-cell>
              <table:table-cell office:value-type="float" office:value="0.0038162">
                <text:p>0.0038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324">
                <text:p>0.318324</text:p>
              </table:table-cell>
              <table:table-cell office:value-type="float" office:value="0.00380752">
                <text:p>0.00380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18318">
                <text:p>0.318318</text:p>
              </table:table-cell>
              <table:table-cell office:value-type="float" office:value="0.00379884">
                <text:p>0.00379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8312">
                <text:p>0.318312</text:p>
              </table:table-cell>
              <table:table-cell office:value-type="float" office:value="0.00380758">
                <text:p>0.003807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8306">
                <text:p>0.318306</text:p>
              </table:table-cell>
              <table:table-cell office:value-type="float" office:value="0.0037989">
                <text:p>0.0037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8318">
                <text:p>0.318318</text:p>
              </table:table-cell>
              <table:table-cell office:value-type="float" office:value="0.00380765">
                <text:p>0.00380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8312">
                <text:p>0.318312</text:p>
              </table:table-cell>
              <table:table-cell office:value-type="float" office:value="0.00381639">
                <text:p>0.00381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8306">
                <text:p>0.318306</text:p>
              </table:table-cell>
              <table:table-cell office:value-type="float" office:value="0.00382514">
                <text:p>0.00382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8317">
                <text:p>0.318317</text:p>
              </table:table-cell>
              <table:table-cell office:value-type="float" office:value="0.00381646">
                <text:p>0.00381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8311">
                <text:p>0.318311</text:p>
              </table:table-cell>
              <table:table-cell office:value-type="float" office:value="0.00380778">
                <text:p>0.003807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8305">
                <text:p>0.318305</text:p>
              </table:table-cell>
              <table:table-cell office:value-type="float" office:value="0.0037991">
                <text:p>0.0037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8317">
                <text:p>0.318317</text:p>
              </table:table-cell>
              <table:table-cell office:value-type="float" office:value="0.00379042">
                <text:p>0.003790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311">
                <text:p>0.318311</text:p>
              </table:table-cell>
              <table:table-cell office:value-type="float" office:value="0.00379917">
                <text:p>0.00379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8322">
                <text:p>0.318322</text:p>
              </table:table-cell>
              <table:table-cell office:value-type="float" office:value="0.00380791">
                <text:p>0.00380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8316">
                <text:p>0.318316</text:p>
              </table:table-cell>
              <table:table-cell office:value-type="float" office:value="0.00381666">
                <text:p>0.00381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8328">
                <text:p>0.318328</text:p>
              </table:table-cell>
              <table:table-cell office:value-type="float" office:value="0.00382541">
                <text:p>0.003825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8339">
                <text:p>0.318339</text:p>
              </table:table-cell>
              <table:table-cell office:value-type="float" office:value="0.00381673">
                <text:p>0.00381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8351">
                <text:p>0.318351</text:p>
              </table:table-cell>
              <table:table-cell office:value-type="float" office:value="0.00382547">
                <text:p>0.00382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8362">
                <text:p>0.318362</text:p>
              </table:table-cell>
              <table:table-cell office:value-type="float" office:value="0.00383422">
                <text:p>0.00383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8356">
                <text:p>0.318356</text:p>
              </table:table-cell>
              <table:table-cell office:value-type="float" office:value="0.00382554">
                <text:p>0.00382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8351">
                <text:p>0.318351</text:p>
              </table:table-cell>
              <table:table-cell office:value-type="float" office:value="0.00381686">
                <text:p>0.003816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18362">
                <text:p>0.318362</text:p>
              </table:table-cell>
              <table:table-cell office:value-type="float" office:value="0.00382561">
                <text:p>0.003825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18356">
                <text:p>0.318356</text:p>
              </table:table-cell>
              <table:table-cell office:value-type="float" office:value="0.00381693">
                <text:p>0.003816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8368">
                <text:p>0.318368</text:p>
              </table:table-cell>
              <table:table-cell office:value-type="float" office:value="0.00380825">
                <text:p>0.003808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18362">
                <text:p>0.318362</text:p>
              </table:table-cell>
              <table:table-cell office:value-type="float" office:value="0.00379956">
                <text:p>0.003799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8373">
                <text:p>0.318373</text:p>
              </table:table-cell>
              <table:table-cell office:value-type="float" office:value="0.00379088">
                <text:p>0.003790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8385">
                <text:p>0.318385</text:p>
              </table:table-cell>
              <table:table-cell office:value-type="float" office:value="0.0037822">
                <text:p>0.00378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18379">
                <text:p>0.318379</text:p>
              </table:table-cell>
              <table:table-cell office:value-type="float" office:value="0.00379095">
                <text:p>0.003790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8373">
                <text:p>0.318373</text:p>
              </table:table-cell>
              <table:table-cell office:value-type="float" office:value="0.00378227">
                <text:p>0.00378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8384">
                <text:p>0.318384</text:p>
              </table:table-cell>
              <table:table-cell office:value-type="float" office:value="0.00379101">
                <text:p>0.003791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